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3333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1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Heading_20_2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Heading_20_3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Heading_20_3">
      <style:paragraph-properties fo:text-align="justify" style:justify-single-word="false" fo:keep-with-next="always"/>
      <style:text-properties style:font-name="Liberation Serif" fo:font-size="12pt" style:font-size-asian="12pt" style:font-size-complex="12pt"/>
    </style:style>
    <style:style style:name="P5" style:family="paragraph" style:parent-style-name="Heading_20_4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Heading_20_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Heading_20_6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Table_20_Heading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Text_20_body">
      <style:paragraph-properties fo:margin-left="0in" fo:margin-right="0in" fo:margin-top="0.1665in" fo:margin-bottom="0.0972in" style:contextual-spacing="false" fo:text-align="justify" style:justify-single-word="false" fo:text-indent="0in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Text_20_body">
      <style:paragraph-properties fo:margin-left="0in" fo:margin-right="0in" fo:text-align="justify" style:justify-single-word="false" fo:orphans="0" fo:text-indent="0in" style:auto-text-indent="false"/>
      <style:text-properties style:font-name="Liberation Serif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0773f6" officeooo:paragraph-rsid="000773f6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6a581" officeooo:paragraph-rsid="0006a581" style:font-size-asian="12pt" style:font-weight-asian="bold" style:font-size-complex="12pt" style:font-weight-complex="bold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3">
      <style:paragraph-properties fo:text-align="justify" style:justify-single-word="false"/>
    </style:style>
    <style:style style:name="P21" style:family="paragraph" style:parent-style-name="Heading_20_4">
      <style:paragraph-properties fo:text-align="justify" style:justify-single-word="false"/>
    </style:style>
    <style:style style:name="P22" style:family="paragraph" style:parent-style-name="Preformatted_20_Text">
      <style:paragraph-properties fo:margin-left="0in" fo:margin-right="0in" fo:margin-top="0in" fo:margin-bottom="0.1965in" style:contextual-spacing="false" fo:text-align="justify" style:justify-single-word="false" fo:text-indent="0in" style:auto-text-indent="false" style:writing-mode="lr-tb"/>
    </style:style>
    <style:style style:name="P23" style:family="paragraph" style:parent-style-name="Preformatted_20_Text">
      <style:paragraph-properties fo:margin-left="0in" fo:margin-right="0in" fo:text-align="justify" style:justify-single-word="false" fo:text-indent="0in" style:auto-text-indent="false" style:writing-mode="lr-tb"/>
    </style:style>
    <style:style style:name="P24" style:family="paragraph" style:parent-style-name="Preformatted_20_Text">
      <style:paragraph-properties fo:text-align="justify" style:justify-single-word="false" style:writing-mode="lr-tb"/>
    </style:style>
    <style:style style:name="P25" style:family="paragraph" style:parent-style-name="Preformatted_20_Text">
      <style:paragraph-properties fo:margin-top="0in" fo:margin-bottom="0.1965in" style:contextual-spacing="false" fo:text-align="justify" style:justify-single-word="false" style:writing-mode="lr-tb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fo:font-size="12pt" officeooo:rsid="000773f6" officeooo:paragraph-rsid="000773f6" style:font-size-asian="12pt" style:font-size-complex="12pt"/>
    </style:style>
    <style:style style:name="P29" style:family="paragraph" style:parent-style-name="Comment">
      <style:paragraph-properties fo:margin-top="0.139in" fo:margin-bottom="0.0835in" style:contextual-spacing="false" fo:text-align="start" style:justify-single-word="false" style:writing-mode="lr-tb"/>
    </style:style>
    <style:style style:name="P30" style:family="paragraph" style:parent-style-name="Heading_20_3">
      <style:paragraph-properties fo:text-align="justify" style:justify-single-word="false"/>
    </style:style>
    <style:style style:name="P31" style:family="paragraph" style:parent-style-name="Heading_20_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2" style:family="paragraph" style:parent-style-name="Standard">
      <style:text-properties style:font-name="Liberation Serif" fo:font-size="12pt" officeooo:paragraph-rsid="0006a581" style:font-size-asian="12pt" style:font-size-complex="12pt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 style:list-style-name="L4">
      <style:paragraph-properties fo:text-align="justify" style:justify-single-word="false"/>
    </style:style>
    <style:style style:name="P36" style:family="paragraph" style:parent-style-name="Text_20_body" style:list-style-name="L5">
      <style:paragraph-properties fo:text-align="justify" style:justify-single-word="false"/>
    </style:style>
    <style:style style:name="P37" style:family="paragraph" style:parent-style-name="Text_20_body" style:list-style-name="L6">
      <style:paragraph-properties fo:text-align="justify" style:justify-single-word="false"/>
    </style:style>
    <style:style style:name="P38" style:family="paragraph" style:parent-style-name="Text_20_body" style:list-style-name="L7">
      <style:paragraph-properties fo:text-align="justify" style:justify-single-word="false"/>
    </style:style>
    <style:style style:name="P39" style:family="paragraph" style:parent-style-name="Text_20_body" style:list-style-name="L8">
      <style:paragraph-properties fo:text-align="justify" style:justify-single-word="false"/>
    </style:style>
    <style:style style:name="P40" style:family="paragraph" style:parent-style-name="Text_20_body" style:list-style-name="L9">
      <style:paragraph-properties fo:text-align="justify" style:justify-single-word="false"/>
    </style:style>
    <style:style style:name="P41" style:family="paragraph" style:parent-style-name="Text_20_body" style:list-style-name="L10">
      <style:paragraph-properties fo:text-align="justify" style:justify-single-word="false"/>
    </style:style>
    <style:style style:name="P42" style:family="paragraph" style:parent-style-name="Text_20_body" style:list-style-name="L12">
      <style:paragraph-properties fo:text-align="justify" style:justify-single-word="false"/>
    </style:style>
    <style:style style:name="P43" style:family="paragraph" style:parent-style-name="Text_20_body" style:list-style-name="L14">
      <style:paragraph-properties fo:text-align="justify" style:justify-single-word="false"/>
    </style:style>
    <style:style style:name="P44" style:family="paragraph" style:parent-style-name="Text_20_body" style:list-style-name="L16">
      <style:paragraph-properties fo:text-align="justify" style:justify-single-word="false"/>
    </style:style>
    <style:style style:name="P45" style:family="paragraph" style:parent-style-name="Text_20_body" style:list-style-name="L17">
      <style:paragraph-properties fo:text-align="justify" style:justify-single-word="false"/>
    </style:style>
    <style:style style:name="P46" style:family="paragraph" style:parent-style-name="Text_20_body" style:list-style-name="L18">
      <style:paragraph-properties fo:text-align="justify" style:justify-single-word="false"/>
    </style:style>
    <style:style style:name="P47" style:family="paragraph" style:parent-style-name="Text_20_body" style:list-style-name="L23">
      <style:paragraph-properties fo:text-align="justify" style:justify-single-word="false"/>
    </style:style>
    <style:style style:name="P48" style:family="paragraph" style:parent-style-name="Text_20_body" style:list-style-name="L24">
      <style:paragraph-properties fo:text-align="justify" style:justify-single-word="false"/>
    </style:style>
    <style:style style:name="P49" style:family="paragraph" style:parent-style-name="Text_20_body" style:list-style-name="L25">
      <style:paragraph-properties fo:text-align="justify" style:justify-single-word="false"/>
    </style:style>
    <style:style style:name="P50" style:family="paragraph" style:parent-style-name="Text_20_body" style:list-style-name="L26">
      <style:paragraph-properties fo:text-align="justify" style:justify-single-word="false"/>
    </style:style>
    <style:style style:name="P51" style:family="paragraph" style:parent-style-name="Text_20_body" style:list-style-name="L27">
      <style:paragraph-properties fo:text-align="justify" style:justify-single-word="false"/>
    </style:style>
    <style:style style:name="P52" style:family="paragraph" style:parent-style-name="Text_20_body" style:list-style-name="L29">
      <style:paragraph-properties fo:text-align="justify" style:justify-single-word="false"/>
    </style:style>
    <style:style style:name="P53" style:family="paragraph" style:parent-style-name="Text_20_body" style:list-style-name="L30">
      <style:paragraph-properties fo:text-align="justify" style:justify-single-word="false"/>
    </style:style>
    <style:style style:name="P54" style:family="paragraph" style:parent-style-name="Text_20_body" style:list-style-name="L31">
      <style:paragraph-properties fo:text-align="justify" style:justify-single-word="false"/>
    </style:style>
    <style:style style:name="P55" style:family="paragraph" style:parent-style-name="Text_20_body" style:list-style-name="L32">
      <style:paragraph-properties fo:text-align="justify" style:justify-single-word="false"/>
    </style:style>
    <style:style style:name="P56" style:family="paragraph" style:parent-style-name="Text_20_body" style:list-style-name="L33">
      <style:paragraph-properties fo:text-align="justify" style:justify-single-word="false"/>
    </style:style>
    <style:style style:name="P57" style:family="paragraph" style:parent-style-name="Text_20_body" style:list-style-name="L34">
      <style:paragraph-properties fo:text-align="justify" style:justify-single-word="false"/>
    </style:style>
    <style:style style:name="P58" style:family="paragraph" style:parent-style-name="Text_20_body" style:list-style-name="L35">
      <style:paragraph-properties fo:text-align="justify" style:justify-single-word="false"/>
    </style:style>
    <style:style style:name="P59" style:family="paragraph" style:parent-style-name="Text_20_body" style:list-style-name="L36">
      <style:paragraph-properties fo:text-align="justify" style:justify-single-word="false"/>
    </style:style>
    <style:style style:name="P60" style:family="paragraph" style:parent-style-name="Text_20_body" style:list-style-name="L38">
      <style:paragraph-properties fo:text-align="justify" style:justify-single-word="false"/>
    </style:style>
    <style:style style:name="P61" style:family="paragraph" style:parent-style-name="Text_20_body" style:list-style-name="L39">
      <style:paragraph-properties fo:text-align="justify" style:justify-single-word="false"/>
    </style:style>
    <style:style style:name="P62" style:family="paragraph" style:parent-style-name="Text_20_body" style:list-style-name="L40">
      <style:paragraph-properties fo:text-align="justify" style:justify-single-word="false"/>
    </style:style>
    <style:style style:name="P63" style:family="paragraph" style:parent-style-name="Text_20_body" style:list-style-name="L41">
      <style:paragraph-properties fo:text-align="justify" style:justify-single-word="false"/>
    </style:style>
    <style:style style:name="P64" style:family="paragraph" style:parent-style-name="Text_20_body" style:list-style-name="L42">
      <style:paragraph-properties fo:text-align="justify" style:justify-single-word="false"/>
    </style:style>
    <style:style style:name="P65" style:family="paragraph" style:parent-style-name="Text_20_body" style:list-style-name="L43">
      <style:paragraph-properties fo:text-align="justify" style:justify-single-word="false"/>
    </style:style>
    <style:style style:name="P66" style:family="paragraph" style:parent-style-name="Text_20_body" style:list-style-name="L44">
      <style:paragraph-properties fo:text-align="justify" style:justify-single-word="false"/>
    </style:style>
    <style:style style:name="P67" style:family="paragraph" style:parent-style-name="Text_20_body" style:list-style-name="L45">
      <style:paragraph-properties fo:text-align="justify" style:justify-single-word="false"/>
    </style:style>
    <style:style style:name="P68" style:family="paragraph" style:parent-style-name="Text_20_body" style:list-style-name="L46">
      <style:paragraph-properties fo:text-align="justify" style:justify-single-word="false"/>
    </style:style>
    <style:style style:name="P69" style:family="paragraph" style:parent-style-name="Text_20_body" style:list-style-name="L47">
      <style:paragraph-properties fo:text-align="justify" style:justify-single-word="false"/>
    </style:style>
    <style:style style:name="P70" style:family="paragraph" style:parent-style-name="Text_20_body" style:list-style-name="L3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1" style:family="paragraph" style:parent-style-name="Text_20_body" style:list-style-name="L4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2" style:family="paragraph" style:parent-style-name="Text_20_body" style:list-style-name="L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3" style:family="paragraph" style:parent-style-name="Text_20_body" style:list-style-name="L6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4" style:family="paragraph" style:parent-style-name="Text_20_body" style:list-style-name="L7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5" style:family="paragraph" style:parent-style-name="Text_20_body" style:list-style-name="L9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6" style:family="paragraph" style:parent-style-name="Text_20_body" style:list-style-name="L10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7" style:family="paragraph" style:parent-style-name="Text_20_body" style:list-style-name="L1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8" style:family="paragraph" style:parent-style-name="Text_20_body" style:list-style-name="L12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79" style:family="paragraph" style:parent-style-name="Text_20_body" style:list-style-name="L13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0" style:family="paragraph" style:parent-style-name="Text_20_body" style:list-style-name="L1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1" style:family="paragraph" style:parent-style-name="Text_20_body" style:list-style-name="L16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2" style:family="paragraph" style:parent-style-name="Text_20_body" style:list-style-name="L17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3" style:family="paragraph" style:parent-style-name="Text_20_body" style:list-style-name="L18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4" style:family="paragraph" style:parent-style-name="Text_20_body" style:list-style-name="L19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5" style:family="paragraph" style:parent-style-name="Text_20_body" style:list-style-name="L20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6" style:family="paragraph" style:parent-style-name="Text_20_body" style:list-style-name="L2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7" style:family="paragraph" style:parent-style-name="Text_20_body" style:list-style-name="L22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8" style:family="paragraph" style:parent-style-name="Text_20_body" style:list-style-name="L23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9" style:family="paragraph" style:parent-style-name="Text_20_body" style:list-style-name="L2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0" style:family="paragraph" style:parent-style-name="Text_20_body" style:list-style-name="L27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1" style:family="paragraph" style:parent-style-name="Text_20_body" style:list-style-name="L28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2" style:family="paragraph" style:parent-style-name="Text_20_body" style:list-style-name="L30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3" style:family="paragraph" style:parent-style-name="Text_20_body" style:list-style-name="L3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4" style:family="paragraph" style:parent-style-name="Text_20_body" style:list-style-name="L34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5" style:family="paragraph" style:parent-style-name="Text_20_body" style:list-style-name="L35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6" style:family="paragraph" style:parent-style-name="Text_20_body" style:list-style-name="L36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7" style:family="paragraph" style:parent-style-name="Text_20_body" style:list-style-name="L37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8" style:family="paragraph" style:parent-style-name="Text_20_body" style:list-style-name="L4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9" style:family="paragraph" style:parent-style-name="Text_20_body" style:list-style-name="L46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00" style:family="paragraph" style:parent-style-name="Comment">
      <style:paragraph-properties fo:margin-top="0in" fo:margin-bottom="0.0972in" fo:line-height="115%" fo:text-align="justify" style:text-autospace="none" style:writing-mode="lr-tb"/>
      <style:text-properties fo:color="#2a6099" loext:opacity="100%" style:font-name="F" fo:font-size="12pt" style:font-size-complex="12pt"/>
    </style:style>
    <style:style style:name="P101" style:family="paragraph" style:parent-style-name="Comment">
      <style:paragraph-properties fo:margin-top="0.0417in" fo:margin-bottom="0.0417in" fo:text-align="justify" style:text-autospace="none" style:writing-mode="lr-tb"/>
      <style:text-properties style:font-name="Liberation Serif1" fo:font-size="12pt" fo:font-weight="bold" style:font-name-asian="Noto Serif CJK SC" style:font-name-complex="Liberation Serif1" style:font-size-complex="7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1" fo:font-size="12pt" fo:font-style="normal" fo:font-weight="bold" style:font-size-asian="12pt" style:font-style-asian="normal" style:font-weight-asian="bold"/>
    </style:style>
    <style:style style:name="T8" style:family="text">
      <style:text-properties style:font-name="Liberation Serif1" fo:font-size="12pt" fo:font-weight="bold" style:font-size-asian="12pt" style:font-weight-asian="bold"/>
    </style:style>
    <style:style style:name="T9" style:family="text">
      <style:text-properties style:font-name="Liberation Serif" fo:font-size="8pt"/>
    </style:style>
    <style:style style:name="T10" style:family="text">
      <style:text-properties style:font-name="Liberation Serif" fo:font-size="8pt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office:annotation office:name="__Annotation__4776_2074846642" loext:resolved="false"><dc:creator>Unknown Author</dc:creator><dc:date>2025-07-03T10:50:34.765251795</dc:date><text:p text:style-name="P100"><text:span text:style-name="T9">Tengo una propuesta para un proyecto que pretende rellenar huecos en un DEM que está cubierto de vegetación. Tendríamos dos mapas raster, DEM y VEG (para la vegetación), donde el pama VEG serviría para crear huecos en el DEM y el rellenado de huecos se haría utilizando alguna ténica de IA. ¿Podrías decirme como se podría abordar este problema desde la perspectiva de IA? ¿Qué metodología, datos de entrenamiento, y otros aspectos serían necesarios?</text:span></text:p><text:p text:style-name="P101"><text:span text:style-name="T10">Tu proyecto de rellenado de huecos en un Modelo Digital de Elevaciones (DEM) afectado por vegetación utilizando inteligencia artificial es muy prometedor. A continuación te detallo cómo se podría abordar este problema desde una perspectiva técnica, incluyendo metodologías, tipos de datos, arquitectura de IA sugerida y aspectos clave a tener en cuenta.</text:span></text:p></office:annotation>GENERACIÓN MDT A PARTIR DE DEMs CON VEGETACIÓN<office:annotation-end office:name="__Annotation__4776_2074846642"/></text:p>
      <text:p text:style-name="P32"/>
      <text:p text:style-name="P29" loext:marker-style-name="T8"><text:span text:style-name="T7">1. Planteamiento del </text:span><text:span text:style-name="T8">Problema</text:span></text:p>
      <text:h text:style-name="P20" text:outline-level="3"><text:span text:style-name="T4">Objetivo: </text:span><text:span text:style-name="T5">Rellenar las zonas ocultas por vegetación en un DEM, utilizando un mapa de vegetación (VEG) para identificar estas zonas, y aplicar una técnica de IA que prediga la elevación real del terreno como si la vegetación no existiera.</text:span></text:h>
      <text:h text:style-name="P20" text:outline-level="3"><text:span text:style-name="T4">Tipo de problema: </text:span><text:span text:style-name="T5">Este es un problema de </text:span><text:span text:style-name="Strong_20_Emphasis"><text:span text:style-name="T6">regresión espacial</text:span></text:span><text:span text:style-name="T5"> o </text:span><text:span text:style-name="Strong_20_Emphasis"><text:span text:style-name="T6">inpainting geoespacial</text:span></text:span><text:span text:style-name="T5"> supervisado, donde se desea reconstruir valores perdidos o distorsionados basándose en el contexto espacial.</text:span></text:h>
      <text:h text:style-name="P19" text:outline-level="2"><text:span text:style-name="T4">2. </text:span><text:span text:style-name="Strong_20_Emphasis"><text:span text:style-name="T4">Datos Necesarios</text:span></text:span></text:h>
      <text:h text:style-name="P3" text:outline-level="3">Entradas:</text:h>
      <text:list text:style-name="L1">
        <text:list-item>
          <text:p text:style-name="P33"><text:span text:style-name="Strong_20_Emphasis"><text:span text:style-name="T4">DEM completo y sin vegetación (Ground Truth)</text:span></text:span><text:span text:style-name="T4">: Idealmente, datos LiDAR con clasificación que permita obtener el terreno desnudo.</text:span></text:p>
        </text:list-item>
        <text:list-item>
          <text:p text:style-name="P33"><text:span text:style-name="Strong_20_Emphasis"><text:span text:style-name="T4">DEM con vegetación (DEM_VEG)</text:span></text:span><text:span text:style-name="T4">: Lo que simula tu DEM afectado.</text:span></text:p>
        </text:list-item>
        <text:list-item>
          <text:p text:style-name="P33"><text:span text:style-name="Strong_20_Emphasis"><text:span text:style-name="T4">Mapa VEG</text:span></text:span><text:span text:style-name="T4">: Raster binario o continuo que indique presencia y/o densidad de vegetación.</text:span></text:p>
        </text:list-item>
      </text:list>
      <text:h text:style-name="P3" text:outline-level="3">Salidas esperadas:</text:h>
      <text:list text:style-name="L2">
        <text:list-item>
          <text:p text:style-name="P34"><text:span text:style-name="Strong_20_Emphasis"><text:span text:style-name="T4">DEM corregido (DEM_true)</text:span></text:span><text:span text:style-name="T4">: Lo que la IA debería predecir.</text:span></text:p>
        </text:list-item>
      </text:list>
      <text:h text:style-name="P3" text:outline-level="3">Generación de datos de entrenamiento:</text:h>
      <text:p text:style-name="P11">Si no tienes suficientes datos reales de DEM "limpio", puedes simular vegetación en datos DEM reales, superponiendo modelos sintéticos o datos de cobertura arbórea.</text:p>
      <text:h text:style-name="P19" text:outline-level="2"><text:span text:style-name="T4">3. </text:span><text:span text:style-name="Strong_20_Emphasis"><text:span text:style-name="T4">Metodología Propuesta</text:span></text:span></text:h>
      <text:h text:style-name="P20" text:outline-level="3"><text:span text:style-name="T4">a) </text:span><text:span text:style-name="Strong_20_Emphasis"><text:span text:style-name="T4">Preprocesado</text:span></text:span></text:h>
      <text:list text:style-name="L3">
        <text:list-item>
          <text:p text:style-name="P70">Normalizar valores de elevación.</text:p>
        </text:list-item>
        <text:list-item>
          <text:p text:style-name="P70">Alinear y cortar los rasters DEM y VEG.</text:p>
        </text:list-item>
        <text:list-item>
          <text:p text:style-name="P70">Crear máscaras de vegetación a partir del mapa VEG para identificar zonas a rellenar.</text:p>
        </text:list-item>
      </text:list>
      <text:h text:style-name="P20" text:outline-level="3"><text:span text:style-name="T4">b) </text:span><text:span text:style-name="Strong_20_Emphasis"><text:span text:style-name="T4">Arquitecturas de IA Sugeridas</text:span></text:span></text:h>
      <text:h text:style-name="P21" text:outline-level="4"><text:span text:style-name="T4">i. </text:span><text:span text:style-name="Strong_20_Emphasis"><text:span text:style-name="T4">Redes Convolucionales (CNNs)</text:span></text:span></text:h>
      <text:list text:style-name="L4">
        <text:list-item>
          <text:p text:style-name="P35"><text:span text:style-name="T4">Ej. </text:span><text:span text:style-name="Strong_20_Emphasis"><text:span text:style-name="T4">U-Net</text:span></text:span><text:span text:style-name="T4">: muy usada en tareas de inpainting e imágenes médicas.</text:span></text:p>
        </text:list-item>
        <text:list-item>
          <text:p text:style-name="P71">Entrada: [DEM con huecos, mapa VEG]</text:p>
        </text:list-item>
        <text:list-item>
          <text:p text:style-name="P71">Salida: DEM reconstruido</text:p>
        </text:list-item>
      </text:list>
      <text:h text:style-name="P21" text:outline-level="4"><text:span text:style-name="T4">ii. </text:span><text:span text:style-name="Strong_20_Emphasis"><text:span text:style-name="T4">Redes Generativas (GANs)</text:span></text:span></text:h>
      <text:list text:style-name="L5">
        <text:list-item>
          <text:p text:style-name="P36"><text:span text:style-name="T4">Ej. </text:span><text:span text:style-name="Strong_20_Emphasis"><text:span text:style-name="T4">Context Encoders</text:span></text:span><text:span text:style-name="T4"> o </text:span><text:span text:style-name="Strong_20_Emphasis"><text:span text:style-name="T4">Partial Convolutions</text:span></text:span></text:p>
        </text:list-item>
        <text:list-item>
          <text:p text:style-name="P72">Pueden aprender patrones espaciales más realistas.</text:p>
        </text:list-item>
        <text:list-item>
          <text:p text:style-name="P72"><text:soft-page-break/>Útiles si el relleno debe respetar morfologías naturales del terreno.</text:p>
        </text:list-item>
      </text:list>
      <text:h text:style-name="P21" text:outline-level="4"><text:span text:style-name="T4">iii. </text:span><text:span text:style-name="Strong_20_Emphasis"><text:span text:style-name="T4">Modelos basados en Transformers</text:span></text:span></text:h>
      <text:list text:style-name="L6">
        <text:list-item>
          <text:p text:style-name="P37"><text:span text:style-name="T4">Ej. </text:span><text:span text:style-name="Strong_20_Emphasis"><text:span text:style-name="T4">ViT (Vision Transformer)</text:span></text:span><text:span text:style-name="T4"> con atención espacial.</text:span></text:p>
        </text:list-item>
        <text:list-item>
          <text:p text:style-name="P73">Alternativa más reciente pero con requisitos computacionales más altos.</text:p>
        </text:list-item>
      </text:list>
      <text:h text:style-name="P20" text:outline-level="3"><text:span text:style-name="T4">c) </text:span><text:span text:style-name="Strong_20_Emphasis"><text:span text:style-name="T4">Pérdidas y Métricas</text:span></text:span></text:h>
      <text:list text:style-name="L7">
        <text:list-item>
          <text:p text:style-name="P38"><text:span text:style-name="Strong_20_Emphasis"><text:span text:style-name="T4">Loss Function</text:span></text:span><text:span text:style-name="T4">: MSE o MAE sobre las zonas rellenas; opcionalmente incluir términos de suavidad o gradiente.</text:span></text:p>
        </text:list-item>
        <text:list-item>
          <text:p text:style-name="P38"><text:span text:style-name="Strong_20_Emphasis"><text:span text:style-name="T4">Métricas de evaluación</text:span></text:span><text:span text:style-name="T4">:</text:span></text:p>
          <text:list>
            <text:list-item>
              <text:p text:style-name="P74">RMSE en zonas reconstruidas.</text:p>
            </text:list-item>
            <text:list-item>
              <text:p text:style-name="P74">Evaluación visual mediante mapas de error.</text:p>
            </text:list-item>
            <text:list-item>
              <text:p text:style-name="P74">Curvatura/pendiente para análisis topográficos secundarios.</text:p>
            </text:list-item>
          </text:list>
        </text:list-item>
      </text:list>
      <text:p text:style-name="P1"/>
      <text:h text:style-name="P19" text:outline-level="2"><text:span text:style-name="T4">4. </text:span><text:span text:style-name="Strong_20_Emphasis"><text:span text:style-name="T4">Consideraciones Prácticas</text:span></text:span></text:h>
      <text:h text:style-name="P20" text:outline-level="3"><text:span text:style-name="T4">a) </text:span><text:span text:style-name="Strong_20_Emphasis"><text:span text:style-name="T4">Tamaño de ventana/píxel</text:span></text:span></text:h>
      <text:p text:style-name="P11">Usar ventanas móviles (patches) para entrenamiento (e.g., 64x64) facilita el manejo computacional y aumenta datos.</text:p>
      <text:h text:style-name="P20" text:outline-level="3"><text:span text:style-name="T4">b) </text:span><text:span text:style-name="Strong_20_Emphasis"><text:span text:style-name="T4">Generalización</text:span></text:span></text:h>
      <text:p text:style-name="P11">Entrenar con datos de diferentes tipos de terreno/vegetación para mejorar capacidad de generalización.</text:p>
      <text:h text:style-name="P20" text:outline-level="3"><text:span text:style-name="T4">c) </text:span><text:span text:style-name="Strong_20_Emphasis"><text:span text:style-name="T4">Uso de Datos Sintéticos</text:span></text:span></text:h>
      <text:p text:style-name="P11">Puedes crear datasets simulando vegetación sobre DEM reales y entrenar el modelo en esos, antes de aplicar a datos reales.</text:p>
      <text:h text:style-name="P20" text:outline-level="3"><text:span text:style-name="T4">d) </text:span><text:span text:style-name="Strong_20_Emphasis"><text:span text:style-name="T4">Frameworks sugeridos</text:span></text:span></text:h>
      <text:list text:style-name="L8">
        <text:list-item>
          <text:p text:style-name="P39"><text:span text:style-name="Strong_20_Emphasis"><text:span text:style-name="T4">PyTorch / TensorFlow</text:span></text:span><text:span text:style-name="T4"> para desarrollo de modelos.</text:span></text:p>
        </text:list-item>
        <text:list-item>
          <text:p text:style-name="P39"><text:span text:style-name="Strong_20_Emphasis"><text:span text:style-name="T4">Rasterio / GDAL / Geopandas</text:span></text:span><text:span text:style-name="T4"> para procesamiento geoespacial.</text:span></text:p>
        </text:list-item>
      </text:list>
      <text:p text:style-name="P1"/>
      <text:h text:style-name="P19" text:outline-level="2"><text:span text:style-name="T4">5. </text:span><text:span text:style-name="Strong_20_Emphasis"><text:span text:style-name="T4">Flujo de Trabajo Sugerido</text:span></text:span></text:h>
      <text:list text:style-name="L9">
        <text:list-item>
          <text:p text:style-name="P40"><text:span text:style-name="Strong_20_Emphasis"><text:span text:style-name="T4">Preparación de datos</text:span></text:span><text:span text:style-name="T4">:</text:span></text:p>
          <text:list>
            <text:list-item>
              <text:p text:style-name="P75">Recolección de DEM y mapa VEG.</text:p>
            </text:list-item>
            <text:list-item>
              <text:p text:style-name="P75">Generación de parches de entrenamiento.</text:p>
            </text:list-item>
          </text:list>
        </text:list-item>
        <text:list-item>
          <text:p text:style-name="P40"><text:span text:style-name="Strong_20_Emphasis"><text:span text:style-name="T4">Entrenamiento del modelo</text:span></text:span><text:span text:style-name="T4">:</text:span></text:p>
          <text:list>
            <text:list-item>
              <text:p text:style-name="P75"><text:soft-page-break/>U-Net o GAN con pérdida MSE en parches.</text:p>
            </text:list-item>
          </text:list>
        </text:list-item>
        <text:list-item>
          <text:p text:style-name="P40"><text:span text:style-name="Strong_20_Emphasis"><text:span text:style-name="T4">Evaluación</text:span></text:span><text:span text:style-name="T4">:</text:span></text:p>
          <text:list>
            <text:list-item>
              <text:p text:style-name="P75">Comparar con DEM de referencia si está disponible.</text:p>
            </text:list-item>
          </text:list>
        </text:list-item>
        <text:list-item>
          <text:p text:style-name="P40"><text:span text:style-name="Strong_20_Emphasis"><text:span text:style-name="T4">Aplicación a nuevas zonas</text:span></text:span><text:span text:style-name="T4">:</text:span></text:p>
          <text:list>
            <text:list-item>
              <text:p text:style-name="P75">Inference sobre nuevas áreas con vegetación.</text:p>
            </text:list-item>
          </text:list>
        </text:list-item>
      </text:list>
      <text:p text:style-name="P1"/>
      <text:p text:style-name="P11">Si lo deseas, puedo ayudarte a definir un plan detallado para la implementación, incluyendo estructura de archivos, modelo, o incluso prototipos de código. ¿Te gustaría avanzar en esa dirección?</text:p>
      <text:h text:style-name="P6" text:outline-level="5">You said:</text:h>
      <text:p text:style-name="P11">Sí, por favor. Lo implementaría en python</text:p>
      <text:h text:style-name="P7" text:outline-level="6">ChatGPT said:</text:h>
      <text:p text:style-name="P27"><text:span text:style-name="T4">Perfecto. A continuación te presento un </text:span><text:span text:style-name="Strong_20_Emphasis"><text:span text:style-name="T4">plan detallado para la implementación en Python</text:span></text:span><text:span text:style-name="T4"> del sistema de rellenado de huecos en un DEM utilizando IA. Vamos a estructurarlo en diferentes fases para que puedas avanzar de forma modular y escalable.</text:span></text:p>
      <text:p text:style-name="P1"/>
      <text:h text:style-name="P19" text:outline-level="2"><text:span text:style-name="T4">🧭 FASE 1: </text:span><text:span text:style-name="Strong_20_Emphasis"><text:span text:style-name="T4">Preparación del entorno</text:span></text:span></text:h>
      <text:h text:style-name="P20" text:outline-level="3"><text:span text:style-name="T4">1.1. </text:span><text:span text:style-name="Strong_20_Emphasis"><text:span text:style-name="T4">Librerías necesarias</text:span></text:span></text:h>
      <text:p text:style-name="P27"><text:span text:style-name="T4">Instala con </text:span><text:span text:style-name="Source_20_Text"><text:span text:style-name="T4">pip</text:span></text:span><text:span text:style-name="T4">:</text:span></text:p>
      <text:p text:style-name="P22"><text:span text:style-name="Source_20_Text"><text:span text:style-name="T4">pip install numpy rasterio torch torchvision albumentations matplotlib tqdm</text:span></text:span></text:p>
      <text:p text:style-name="P11">Opcionalmente, si usas Jupyter o quieres visualización interactiva:</text:p>
      <text:p text:style-name="P22"><text:span text:style-name="Source_20_Text"><text:span text:style-name="T4">pip install ipywidgets</text:span></text:span></text:p>
      <text:p text:style-name="P1"/>
      <text:h text:style-name="P19" text:outline-level="2"><text:span text:style-name="T4">🧱 FASE 2: </text:span><text:span text:style-name="Strong_20_Emphasis"><text:span text:style-name="T4">Estructura del Proyecto</text:span></text:span></text:h>
      <text:p text:style-name="P23"><text:span text:style-name="Source_20_Text"><text:span text:style-name="T4">dem_inpainting_project/</text:span></text:span></text:p>
      <text:p text:style-name="P24"><text:span text:style-name="Source_20_Text"><text:span text:style-name="T4">│</text:span></text:span></text:p>
      <text:p text:style-name="P24"><text:span text:style-name="Source_20_Text"><text:span text:style-name="T4">├── data/</text:span></text:span></text:p>
      <text:p text:style-name="P24"><text:span text:style-name="Source_20_Text"><text:span text:style-name="T4">│ <text:s text:c="2"/>├── dem/ <text:s text:c="15"/># DEM originales (con y sin vegetación)</text:span></text:span></text:p>
      <text:p text:style-name="P24"><text:span text:style-name="Source_20_Text"><text:span text:style-name="T4">│ <text:s text:c="2"/>├── veg/ <text:s text:c="15"/># Mapas de vegetación</text:span></text:span></text:p>
      <text:p text:style-name="P24"><text:span text:style-name="Source_20_Text"><text:span text:style-name="T4">│ <text:s text:c="2"/>└── masks/ <text:s text:c="13"/># Máscaras generadas (opcional)</text:span></text:span></text:p>
      <text:p text:style-name="P24"><text:span text:style-name="Source_20_Text"><text:span text:style-name="T4">│</text:span></text:span></text:p>
      <text:p text:style-name="P24"><text:span text:style-name="Source_20_Text"><text:span text:style-name="T4">├── src/</text:span></text:span></text:p>
      <text:p text:style-name="P24"><text:span text:style-name="Source_20_Text"><text:span text:style-name="T4">│ <text:s text:c="2"/>├── preprocess.py <text:s text:c="6"/># Generación de parches, máscaras, normalización</text:span></text:span></text:p>
      <text:p text:style-name="P24"><text:span text:style-name="Source_20_Text"><text:span text:style-name="T4">│ <text:s text:c="2"/>├── dataset.py <text:s text:c="9"/># Dataset personalizado de PyTorch</text:span></text:span></text:p>
      <text:p text:style-name="P24"><text:span text:style-name="Source_20_Text"><text:span text:style-name="T4">│ <text:s text:c="2"/>├── model.py <text:s text:c="11"/># Modelo IA (U-Net o similar)</text:span></text:span></text:p>
      <text:p text:style-name="P24"><text:span text:style-name="Source_20_Text"><text:span text:style-name="T4">│ <text:s text:c="2"/>├── train.py <text:s text:c="11"/># Rutina de entrenamiento</text:span></text:span></text:p>
      <text:p text:style-name="P24"><text:soft-page-break/><text:span text:style-name="Source_20_Text"><text:span text:style-name="T4">│ <text:s text:c="2"/>├── infer.py <text:s text:c="11"/># Aplicación del modelo</text:span></text:span></text:p>
      <text:p text:style-name="P24"><text:span text:style-name="Source_20_Text"><text:span text:style-name="T4">│ <text:s text:c="2"/>└── utils.py <text:s text:c="11"/># Funciones de ayuda</text:span></text:span></text:p>
      <text:p text:style-name="P24"><text:span text:style-name="Source_20_Text"><text:span text:style-name="T4">│</text:span></text:span></text:p>
      <text:p text:style-name="P24"><text:span text:style-name="Source_20_Text"><text:span text:style-name="T4">└── outputs/</text:span></text:span></text:p>
      <text:p text:style-name="P24"><text:span text:style-name="Source_20_Text"><text:span text:style-name="T4"><text:s text:c="4"/>├── models/</text:span></text:span></text:p>
      <text:p text:style-name="P25"><text:span text:style-name="Source_20_Text"><text:span text:style-name="T4"><text:s text:c="4"/>├── predictions/</text:span></text:span></text:p>
      <text:p text:style-name="P1"/>
      <text:h text:style-name="P19" text:outline-level="2"><text:span text:style-name="T4">🔧 FASE 3: </text:span><text:span text:style-name="Strong_20_Emphasis"><text:span text:style-name="T4">Preparación de datos</text:span></text:span></text:h>
      <text:h text:style-name="P20" text:outline-level="3"><text:span text:style-name="T4">3.1. </text:span><text:span text:style-name="Source_20_Text"><text:span text:style-name="T4">preprocess.py</text:span></text:span></text:h>
      <text:p text:style-name="P11">Funciones clave:</text:p>
      <text:list text:style-name="L10">
        <text:list-item>
          <text:p text:style-name="P41"><text:span text:style-name="T4">Leer raster con </text:span><text:span text:style-name="Source_20_Text"><text:span text:style-name="T4">rasterio</text:span></text:span></text:p>
        </text:list-item>
        <text:list-item>
          <text:p text:style-name="P76">Normalizar valores</text:p>
        </text:list-item>
        <text:list-item>
          <text:p text:style-name="P41"><text:span text:style-name="T4">Generar parches (</text:span><text:span text:style-name="Source_20_Text"><text:span text:style-name="T4">64x64</text:span></text:span><text:span text:style-name="T4">, </text:span><text:span text:style-name="Source_20_Text"><text:span text:style-name="T4">128x128</text:span></text:span><text:span text:style-name="T4">, etc.)</text:span></text:p>
        </text:list-item>
        <text:list-item>
          <text:p text:style-name="P76">Crear máscaras a partir del mapa VEG</text:p>
        </text:list-item>
      </text:list>
      <text:p text:style-name="P23"><text:span text:style-name="Source_20_Text"><text:span text:style-name="T4">def create_mask(veg_array, threshold=0.3):</text:span></text:span></text:p>
      <text:p text:style-name="P24"><text:span text:style-name="Source_20_Text"><text:span text:style-name="T4"><text:s text:c="4"/>return (veg_array &gt; threshold).astype(np.uint8)</text:span></text:span></text:p>
      <text:p text:style-name="P8"/>
      <text:p text:style-name="P24"><text:span text:style-name="Source_20_Text"><text:span text:style-name="T4">def extract_patches(dem, veg, size=64, stride=32):</text:span></text:span></text:p>
      <text:p text:style-name="P24"><text:span text:style-name="Source_20_Text"><text:span text:style-name="T4"><text:s text:c="4"/>patches = []</text:span></text:span></text:p>
      <text:p text:style-name="P24"><text:span text:style-name="Source_20_Text"><text:span text:style-name="T4"><text:s text:c="4"/>for i in range(0, dem.shape[0] - size, stride):</text:span></text:span></text:p>
      <text:p text:style-name="P24"><text:span text:style-name="Source_20_Text"><text:span text:style-name="T4"><text:s text:c="8"/>for j in range(0, dem.shape[1] - size, stride):</text:span></text:span></text:p>
      <text:p text:style-name="P24"><text:span text:style-name="Source_20_Text"><text:span text:style-name="T4"><text:s text:c="12"/>patch = dem[i:i+size, j:j+size]</text:span></text:span></text:p>
      <text:p text:style-name="P24"><text:span text:style-name="Source_20_Text"><text:span text:style-name="T4"><text:s text:c="12"/>mask = veg[i:i+size, j:j+size]</text:span></text:span></text:p>
      <text:p text:style-name="P24"><text:span text:style-name="Source_20_Text"><text:span text:style-name="T4"><text:s text:c="12"/>patches.append((patch, mask))</text:span></text:span></text:p>
      <text:p text:style-name="P25"><text:span text:style-name="Source_20_Text"><text:span text:style-name="T4"><text:s text:c="4"/>return patches</text:span></text:span></text:p>
      <text:p text:style-name="P1"/>
      <text:h text:style-name="P19" text:outline-level="2"><text:span text:style-name="T4">🧠 FASE 4: </text:span><text:span text:style-name="Strong_20_Emphasis"><text:span text:style-name="T4">Diseño del Modelo</text:span></text:span></text:h>
      <text:h text:style-name="P20" text:outline-level="3"><text:span text:style-name="T4">4.1. </text:span><text:span text:style-name="Source_20_Text"><text:span text:style-name="T4">model.py</text:span></text:span><text:span text:style-name="T4"> – Ejemplo con </text:span><text:span text:style-name="Strong_20_Emphasis"><text:span text:style-name="T4">U-Net</text:span></text:span></text:h>
      <text:p text:style-name="P27"><text:span text:style-name="T4">Utilizaremos un U-Net simple con entrada de 2 canales (</text:span><text:span text:style-name="Source_20_Text"><text:span text:style-name="T4">DEM con huecos</text:span></text:span><text:span text:style-name="T4">, </text:span><text:span text:style-name="Source_20_Text"><text:span text:style-name="T4">VEG</text:span></text:span><text:span text:style-name="T4">) y salida de 1 canal (</text:span><text:span text:style-name="Source_20_Text"><text:span text:style-name="T4">DEM reconstruido</text:span></text:span><text:span text:style-name="T4">).</text:span></text:p>
      <text:p text:style-name="P23"><text:span text:style-name="Source_20_Text"><text:span text:style-name="T4">import torch.nn as nn</text:span></text:span></text:p>
      <text:p text:style-name="P8"/>
      <text:p text:style-name="P24"><text:span text:style-name="Source_20_Text"><text:span text:style-name="T4">class DoubleConv(nn.Module):</text:span></text:span></text:p>
      <text:p text:style-name="P24"><text:span text:style-name="Source_20_Text"><text:span text:style-name="T4"><text:s text:c="4"/>def __init__(self, in_channels, out_channels):</text:span></text:span></text:p>
      <text:p text:style-name="P24"><text:span text:style-name="Source_20_Text"><text:span text:style-name="T4"><text:s text:c="8"/>super().__init__()</text:span></text:span></text:p>
      <text:p text:style-name="P24"><text:span text:style-name="Source_20_Text"><text:span text:style-name="T4"><text:s text:c="8"/>self.double_conv = nn.Sequential(</text:span></text:span></text:p>
      <text:p text:style-name="P24"><text:span text:style-name="Source_20_Text"><text:span text:style-name="T4"><text:s text:c="12"/>nn.Conv2d(in_channels, out_channels, 3, padding=1),</text:span></text:span></text:p>
      <text:p text:style-name="P24"><text:span text:style-name="Source_20_Text"><text:span text:style-name="T4"><text:s text:c="12"/>nn.ReLU(inplace=True),</text:span></text:span></text:p>
      <text:p text:style-name="P24"><text:span text:style-name="Source_20_Text"><text:span text:style-name="T4"><text:s text:c="12"/>nn.Conv2d(out_channels, out_channels, 3, padding=1),</text:span></text:span></text:p>
      <text:p text:style-name="P24"><text:span text:style-name="Source_20_Text"><text:span text:style-name="T4"><text:s text:c="12"/>nn.ReLU(inplace=True)</text:span></text:span></text:p>
      <text:p text:style-name="P24"><text:soft-page-break/><text:span text:style-name="Source_20_Text"><text:span text:style-name="T4"><text:s text:c="8"/>)</text:span></text:span></text:p>
      <text:p text:style-name="P8"/>
      <text:p text:style-name="P24"><text:span text:style-name="Source_20_Text"><text:span text:style-name="T4"><text:s text:c="4"/>def forward(self, x):</text:span></text:span></text:p>
      <text:p text:style-name="P24"><text:span text:style-name="Source_20_Text"><text:span text:style-name="T4"><text:s text:c="8"/>return self.double_conv(x)</text:span></text:span></text:p>
      <text:p text:style-name="P8"/>
      <text:p text:style-name="P24"><text:span text:style-name="Source_20_Text"><text:span text:style-name="T4">class UNet(nn.Module):</text:span></text:span></text:p>
      <text:p text:style-name="P24"><text:span text:style-name="Source_20_Text"><text:span text:style-name="T4"><text:s text:c="4"/>def __init__(self):</text:span></text:span></text:p>
      <text:p text:style-name="P24"><text:span text:style-name="Source_20_Text"><text:span text:style-name="T4"><text:s text:c="8"/>super().__init__()</text:span></text:span></text:p>
      <text:p text:style-name="P24"><text:span text:style-name="Source_20_Text"><text:span text:style-name="T4"><text:s text:c="8"/>self.encoder1 = DoubleConv(2, 64)</text:span></text:span></text:p>
      <text:p text:style-name="P24"><text:span text:style-name="Source_20_Text"><text:span text:style-name="T4"><text:s text:c="8"/>self.encoder2 = DoubleConv(64, 128)</text:span></text:span></text:p>
      <text:p text:style-name="P24"><text:span text:style-name="Source_20_Text"><text:span text:style-name="T4"><text:s text:c="8"/>self.pool = nn.MaxPool2d(2)</text:span></text:span></text:p>
      <text:p text:style-name="P24"><text:span text:style-name="Source_20_Text"><text:span text:style-name="T4"><text:s text:c="8"/>self.decoder1 = DoubleConv(128, 64)</text:span></text:span></text:p>
      <text:p text:style-name="P24"><text:span text:style-name="Source_20_Text"><text:span text:style-name="T4"><text:s text:c="8"/>self.final = nn.Conv2d(64, 1, 1)</text:span></text:span></text:p>
      <text:p text:style-name="P8"/>
      <text:p text:style-name="P24"><text:span text:style-name="Source_20_Text"><text:span text:style-name="T4"><text:s text:c="4"/>def forward(self, x):</text:span></text:span></text:p>
      <text:p text:style-name="P24"><text:span text:style-name="Source_20_Text"><text:span text:style-name="T4"><text:s text:c="8"/>x1 = self.encoder1(x)</text:span></text:span></text:p>
      <text:p text:style-name="P24"><text:span text:style-name="Source_20_Text"><text:span text:style-name="T4"><text:s text:c="8"/>x2 = self.pool(x1)</text:span></text:span></text:p>
      <text:p text:style-name="P24"><text:span text:style-name="Source_20_Text"><text:span text:style-name="T4"><text:s text:c="8"/>x3 = self.encoder2(x2)</text:span></text:span></text:p>
      <text:p text:style-name="P24"><text:span text:style-name="Source_20_Text"><text:span text:style-name="T4"><text:s text:c="8"/>x4 = nn.functional.interpolate(x3, scale_factor=2)</text:span></text:span></text:p>
      <text:p text:style-name="P24"><text:span text:style-name="Source_20_Text"><text:span text:style-name="T4"><text:s text:c="8"/>x5 = self.decoder1(x4)</text:span></text:span></text:p>
      <text:p text:style-name="P25"><text:span text:style-name="Source_20_Text"><text:span text:style-name="T4"><text:s text:c="8"/>return self.final(x5)</text:span></text:span></text:p>
      <text:p text:style-name="P1"/>
      <text:h text:style-name="P19" text:outline-level="2"><text:span text:style-name="T4">🏋️ FASE 5: </text:span><text:span text:style-name="Strong_20_Emphasis"><text:span text:style-name="T4">Entrenamiento del modelo</text:span></text:span></text:h>
      <text:h text:style-name="P20" text:outline-level="3"><text:span text:style-name="T4">5.1. </text:span><text:span text:style-name="Source_20_Text"><text:span text:style-name="T4">train.py</text:span></text:span></text:h>
      <text:p text:style-name="P23"><text:span text:style-name="Source_20_Text"><text:span text:style-name="T4">import torch</text:span></text:span></text:p>
      <text:p text:style-name="P24"><text:span text:style-name="Source_20_Text"><text:span text:style-name="T4">from torch.utils.data import DataLoader</text:span></text:span></text:p>
      <text:p text:style-name="P24"><text:span text:style-name="Source_20_Text"><text:span text:style-name="T4">from src.dataset import DemDataset</text:span></text:span></text:p>
      <text:p text:style-name="P24"><text:span text:style-name="Source_20_Text"><text:span text:style-name="T4">from src.model import UNet</text:span></text:span></text:p>
      <text:p text:style-name="P8"/>
      <text:p text:style-name="P24"><text:span text:style-name="Source_20_Text"><text:span text:style-name="T4">model = UNet().cuda()</text:span></text:span></text:p>
      <text:p text:style-name="P24"><text:span text:style-name="Source_20_Text"><text:span text:style-name="T4">criterion = nn.MSELoss()</text:span></text:span></text:p>
      <text:p text:style-name="P24"><text:span text:style-name="Source_20_Text"><text:span text:style-name="T4">optimizer = torch.optim.Adam(model.parameters(), lr=1e-3)</text:span></text:span></text:p>
      <text:p text:style-name="P8"/>
      <text:p text:style-name="P24"><text:span text:style-name="Source_20_Text"><text:span text:style-name="T4">dataset = DemDataset('data/train')</text:span></text:span></text:p>
      <text:p text:style-name="P24"><text:span text:style-name="Source_20_Text"><text:span text:style-name="T4">loader = DataLoader(dataset, batch_size=16, shuffle=True)</text:span></text:span></text:p>
      <text:p text:style-name="P8"/>
      <text:p text:style-name="P24"><text:span text:style-name="Source_20_Text"><text:span text:style-name="T4">for epoch in range(100):</text:span></text:span></text:p>
      <text:p text:style-name="P24"><text:span text:style-name="Source_20_Text"><text:span text:style-name="T4"><text:s text:c="4"/>for x, y in loader:</text:span></text:span></text:p>
      <text:p text:style-name="P24"><text:span text:style-name="Source_20_Text"><text:span text:style-name="T4"><text:s text:c="8"/>x, y = x.cuda(), y.cuda()</text:span></text:span></text:p>
      <text:p text:style-name="P24"><text:span text:style-name="Source_20_Text"><text:span text:style-name="T4"><text:s text:c="8"/>y_hat = model(x)</text:span></text:span></text:p>
      <text:p text:style-name="P24"><text:span text:style-name="Source_20_Text"><text:span text:style-name="T4"><text:s text:c="8"/>loss = criterion(y_hat, y)</text:span></text:span></text:p>
      <text:p text:style-name="P24"><text:span text:style-name="Source_20_Text"><text:span text:style-name="T4"><text:s text:c="8"/>loss.backward()</text:span></text:span></text:p>
      <text:p text:style-name="P24"><text:span text:style-name="Source_20_Text"><text:span text:style-name="T4"><text:s text:c="8"/>optimizer.step()</text:span></text:span></text:p>
      <text:p text:style-name="P25"><text:span text:style-name="Source_20_Text"><text:span text:style-name="T4"><text:s text:c="8"/>optimizer.zero_grad()</text:span></text:span></text:p>
      <text:p text:style-name="P1"/>
      <text:h text:style-name="P19" text:outline-level="2"><text:soft-page-break/><text:span text:style-name="T4">🔍 FASE 6: </text:span><text:span text:style-name="Strong_20_Emphasis"><text:span text:style-name="T4">Inferencia y Evaluación</text:span></text:span></text:h>
      <text:h text:style-name="P20" text:outline-level="3"><text:span text:style-name="T4">6.1. </text:span><text:span text:style-name="Source_20_Text"><text:span text:style-name="T4">infer.py</text:span></text:span></text:h>
      <text:list text:style-name="L11">
        <text:list-item>
          <text:p text:style-name="P77">Carga el modelo entrenado</text:p>
        </text:list-item>
        <text:list-item>
          <text:p text:style-name="P77">Aplica sobre nuevas imágenes completas</text:p>
        </text:list-item>
        <text:list-item>
          <text:p text:style-name="P77">Recompone la predicción a partir de parches</text:p>
        </text:list-item>
      </text:list>
      <text:p text:style-name="P1"/>
      <text:h text:style-name="P19" text:outline-level="2"><text:span text:style-name="T4">📈 FASE 7: </text:span><text:span text:style-name="Strong_20_Emphasis"><text:span text:style-name="T4">Métricas y Validación</text:span></text:span></text:h>
      <text:p text:style-name="P11">Usa:</text:p>
      <text:list text:style-name="L12">
        <text:list-item>
          <text:p text:style-name="P42"><text:span text:style-name="Strong_20_Emphasis"><text:span text:style-name="T4">RMSE en zonas enmascaradas</text:span></text:span></text:p>
        </text:list-item>
        <text:list-item>
          <text:p text:style-name="P78">Comparación visual (DEM original vs predicho)</text:p>
        </text:list-item>
        <text:list-item>
          <text:p text:style-name="P78">Análisis de gradientes o pendientes</text:p>
        </text:list-item>
      </text:list>
      <text:p text:style-name="P1"/>
      <text:h text:style-name="P2" text:outline-level="2">🧪 Siguientes Pasos</text:h>
      <text:list text:style-name="L13">
        <text:list-item>
          <text:p text:style-name="P79">Entrenar con datos simulados y validar con datos reales.</text:p>
        </text:list-item>
        <text:list-item>
          <text:p text:style-name="P79">Explorar modelos más complejos: GANs, transformers, etc.</text:p>
        </text:list-item>
        <text:list-item>
          <text:p text:style-name="P79">Agregar datos complementarios: NDVI, pendiente, etc.</text:p>
        </text:list-item>
      </text:list>
      <text:p text:style-name="P1"/>
      <text:p text:style-name="P11">¿Quieres que te prepare un prototipo funcional para alguna de estas fases (como la red U-Net o la preparación de datos)?</text:p>
      <text:h text:style-name="P6" text:outline-level="5">You said:</text:h>
      <text:p text:style-name="P11">Estaría genial</text:p>
      <text:h text:style-name="P7" text:outline-level="6">ChatGPT said:</text:h>
      <text:p text:style-name="P27"><text:span text:style-name="T4">Ya tienes el prototipo funcional de una red </text:span><text:span text:style-name="Strong_20_Emphasis"><text:span text:style-name="T4">U-Net</text:span></text:span><text:span text:style-name="T4"> para rellenado de huecos en DEMs en el archivo </text:span><text:span text:style-name="Strong_20_Emphasis"><text:span text:style-name="Source_20_Text"><text:span text:style-name="T4">Dem Inpainting Unet</text:span></text:span></text:span><text:span text:style-name="T4">. Este modelo toma imágenes con dos canales (DEM y mapa VEG) y genera una predicción del DEM corregido.</text:span></text:p>
      <text:h text:style-name="P3" text:outline-level="3">Próximos pasos que puedo ayudarte a implementar:</text:h>
      <text:list text:style-name="L14">
        <text:list-item>
          <text:p text:style-name="P43"><text:span text:style-name="Source_20_Text"><text:span text:style-name="T4">dataset.py</text:span></text:span><text:span text:style-name="T4">: Clase para cargar parches DEM + VEG como tensores.</text:span></text:p>
        </text:list-item>
        <text:list-item>
          <text:p text:style-name="P43"><text:span text:style-name="Source_20_Text"><text:span text:style-name="T4">train.py</text:span></text:span><text:span text:style-name="T4">: Rutina de entrenamiento con PyTorch.</text:span></text:p>
        </text:list-item>
        <text:list-item>
          <text:p text:style-name="P43"><text:span text:style-name="Source_20_Text"><text:span text:style-name="T4">preprocess.py</text:span></text:span><text:span text:style-name="T4">: Lectura de datos raster y generación de parches y máscaras.</text:span></text:p>
        </text:list-item>
      </text:list>
      <text:p text:style-name="P11">¿Con cuál te gustaría continuar?</text:p>
      <text:h text:style-name="P6" text:outline-level="5"><text:soft-page-break/>You said:</text:h>
      <text:p text:style-name="P11">puedes have</text:p>
      <text:h text:style-name="P7" text:outline-level="6">ChatGPT said:</text:h>
      <text:p text:style-name="P27"><text:span text:style-name="T4">Ya tienes listo el archivo </text:span><text:span text:style-name="Strong_20_Emphasis"><text:span text:style-name="Source_20_Text"><text:span text:style-name="T4">Dem Dataset</text:span></text:span></text:span><text:span text:style-name="T4">, que implementa una clase </text:span><text:span text:style-name="Source_20_Text"><text:span text:style-name="T4">DemDataset</text:span></text:span><text:span text:style-name="T4"> de PyTorch para cargar parches de DEM, vegetación y el terreno verdadero (ground truth). Este dataset permite entrenar fácilmente el modelo U-Net que definimos antes.</text:span></text:p>
      <text:p text:style-name="P27"><text:span text:style-name="T4">Los datos esperados son archivos </text:span><text:span text:style-name="Source_20_Text"><text:span text:style-name="T4">.npy</text:span></text:span><text:span text:style-name="T4"> llamados </text:span><text:span text:style-name="Source_20_Text"><text:span text:style-name="T4">dem.npy</text:span></text:span><text:span text:style-name="T4">, </text:span><text:span text:style-name="Source_20_Text"><text:span text:style-name="T4">veg.npy</text:span></text:span><text:span text:style-name="T4"> y </text:span><text:span text:style-name="Source_20_Text"><text:span text:style-name="T4">gt.npy</text:span></text:span><text:span text:style-name="T4"> en un directorio de datos, que el script divide en parches de tamaño configurable.</text:span></text:p>
      <text:p text:style-name="P27"><text:span text:style-name="T4">¿Quieres que prepare ahora el archivo </text:span><text:span text:style-name="Source_20_Text"><text:span text:style-name="T4">train.py</text:span></text:span><text:span text:style-name="T4"> para entrenar el modelo con este dataset?</text:span></text:p>
      <text:h text:style-name="P6" text:outline-level="5">You said:</text:h>
      <text:p text:style-name="P11">Sí, por favor</text:p>
      <text:h text:style-name="P7" text:outline-level="6">ChatGPT said:</text:h>
      <text:p text:style-name="P27"><text:span text:style-name="T4">Ya está listo el archivo </text:span><text:span text:style-name="Strong_20_Emphasis"><text:span text:style-name="Source_20_Text"><text:span text:style-name="T4">Train Unet</text:span></text:span></text:span><text:span text:style-name="T4">, que contiene el script para entrenar tu modelo U-Net utilizando el dataset que preparamos. Incluye:</text:span></text:p>
      <text:list text:style-name="L15">
        <text:list-item>
          <text:p text:style-name="P80">Configuración de hiperparámetros</text:p>
        </text:list-item>
        <text:list-item>
          <text:p text:style-name="P80">Carga del dataset y del modelo</text:p>
        </text:list-item>
        <text:list-item>
          <text:p text:style-name="P80">Entrenamiento con pérdida MSE</text:p>
        </text:list-item>
        <text:list-item>
          <text:p text:style-name="P80">Guardado del modelo entrenado</text:p>
        </text:list-item>
      </text:list>
      <text:p text:style-name="P27"><text:span text:style-name="T4">¿Quieres que prepare ahora un script para la inferencia sobre nuevos DEMs (</text:span><text:span text:style-name="Source_20_Text"><text:span text:style-name="T4">infer.py</text:span></text:span><text:span text:style-name="T4">) o prefieres añadir visualización y métricas de evaluación primero?</text:span></text:p>
      <text:h text:style-name="P6" text:outline-level="5">You said:</text:h>
      <text:p text:style-name="P11">sí</text:p>
      <text:h text:style-name="P7" text:outline-level="6">ChatGPT said:</text:h>
      <text:p text:style-name="P27"><text:span text:style-name="T4">Ya tienes el script </text:span><text:span text:style-name="Strong_20_Emphasis"><text:span text:style-name="Source_20_Text"><text:span text:style-name="T4">Infer Unet</text:span></text:span></text:span><text:span text:style-name="T4">, que permite aplicar el modelo U-Net entrenado sobre nuevos datos de entrada (DEM afectado por vegetación + mapa VEG). Este script:</text:span></text:p>
      <text:list text:style-name="L16">
        <text:list-item>
          <text:p text:style-name="P81">Divide la imagen en parches.</text:p>
        </text:list-item>
        <text:list-item>
          <text:p text:style-name="P81">Realiza inferencia en cada parche.</text:p>
        </text:list-item>
        <text:list-item>
          <text:p text:style-name="P81">Reconstruye el DEM completo promedio los resultados.</text:p>
        </text:list-item>
        <text:list-item>
          <text:p text:style-name="P44"><text:span text:style-name="T4">Guarda el DEM reconstruido como </text:span><text:span text:style-name="Source_20_Text"><text:span text:style-name="T4">.npy</text:span></text:span><text:span text:style-name="T4">.</text:span></text:p>
        </text:list-item>
      </text:list>
      <text:p text:style-name="P11">¿Te gustaría ahora incluir una fase de evaluación con métricas como RMSE y visualización comparativa del DEM reconstruido?</text:p>
      <text:h text:style-name="P6" text:outline-level="5">You said:</text:h>
      <text:p text:style-name="P11">sí</text:p>
      <text:h text:style-name="P7" text:outline-level="6"><text:soft-page-break/>ChatGPT said:</text:h>
      <text:p text:style-name="P27"><text:span text:style-name="T4">Ya tienes el módulo </text:span><text:span text:style-name="Strong_20_Emphasis"><text:span text:style-name="Source_20_Text"><text:span text:style-name="T4">Evaluate Unet</text:span></text:span></text:span><text:span text:style-name="T4">, que permite evaluar cuantitativa y visualmente el desempeño del modelo. Este script:</text:span></text:p>
      <text:list text:style-name="L17">
        <text:list-item>
          <text:p text:style-name="P45"><text:span text:style-name="T4">Calcula el </text:span><text:span text:style-name="Strong_20_Emphasis"><text:span text:style-name="T4">RMSE</text:span></text:span><text:span text:style-name="T4"> en las zonas afectadas por vegetación (utilizando la máscara VEG).</text:span></text:p>
        </text:list-item>
        <text:list-item>
          <text:p text:style-name="P82">Muestra una comparación visual entre el DEM original (con vegetación), el reconstruido por la IA y el DEM verdadero.</text:p>
        </text:list-item>
      </text:list>
      <text:p text:style-name="P27"><text:span text:style-name="T4">Con esto, tienes una </text:span><text:span text:style-name="Strong_20_Emphasis"><text:span text:style-name="T4">pipeline completa en Python</text:span></text:span><text:span text:style-name="T4"> lista para probar sobre tus datos reales o simulados.</text:span></text:p>
      <text:p text:style-name="P11">¿Te gustaría que prepare ahora un generador de datos sintéticos con vegetación para entrenamiento si no tienes muchos datos reales?</text:p>
      <text:h text:style-name="P6" text:outline-level="5">You said:</text:h>
      <text:p text:style-name="P11">sí</text:p>
      <text:h text:style-name="P7" text:outline-level="6">ChatGPT said:</text:h>
      <text:p text:style-name="P27"><text:span text:style-name="T4">Ya tienes listo el script </text:span><text:span text:style-name="Strong_20_Emphasis"><text:span text:style-name="Source_20_Text"><text:span text:style-name="T4">Generate Synthetic Data</text:span></text:span></text:span><text:span text:style-name="T4">, que te permite crear un dataset de entrenamiento sintético a partir de un DEM base:</text:span></text:p>
      <text:list text:style-name="L18">
        <text:list-item>
          <text:p text:style-name="P46"><text:span text:style-name="Strong_20_Emphasis"><text:span text:style-name="T4">Genera una máscara de vegetación</text:span></text:span><text:span text:style-name="T4"> simulando parches suaves.</text:span></text:p>
        </text:list-item>
        <text:list-item>
          <text:p text:style-name="P46"><text:span text:style-name="Strong_20_Emphasis"><text:span text:style-name="T4">Aplica una elevación artificial</text:span></text:span><text:span text:style-name="T4"> en zonas vegetadas.</text:span></text:p>
        </text:list-item>
        <text:list-item>
          <text:p text:style-name="P46"><text:span text:style-name="T4">Guarda los tres archivos requeridos: </text:span><text:span text:style-name="Source_20_Text"><text:span text:style-name="T4">dem.npy</text:span></text:span><text:span text:style-name="T4">, </text:span><text:span text:style-name="Source_20_Text"><text:span text:style-name="T4">veg.npy</text:span></text:span><text:span text:style-name="T4"> y </text:span><text:span text:style-name="Source_20_Text"><text:span text:style-name="T4">gt.npy</text:span></text:span><text:span text:style-name="T4">.</text:span></text:p>
        </text:list-item>
        <text:list-item>
          <text:p text:style-name="P83">Incluye una visualización rápida del resultado.</text:p>
        </text:list-item>
      </text:list>
      <text:p text:style-name="P27"><text:span text:style-name="T4">Solo necesitas colocar un archivo como </text:span><text:span text:style-name="Source_20_Text"><text:span text:style-name="T4">data/base/base_dem.npy</text:span></text:span><text:span text:style-name="T4"> para comenzar.</text:span></text:p>
      <text:p text:style-name="P11">¿Te gustaría que prepare ahora un script para generar múltiples muestras con variabilidad (por ejemplo, para aumentar tu conjunto de datos)?</text:p>
      <text:h text:style-name="P6" text:outline-level="5">You said:</text:h>
      <text:p text:style-name="P11">sí</text:p>
      <text:h text:style-name="P7" text:outline-level="6">ChatGPT said:</text:h>
      <text:p text:style-name="P27"><text:span text:style-name="T4">Ya tienes el script </text:span><text:span text:style-name="Strong_20_Emphasis"><text:span text:style-name="Source_20_Text"><text:span text:style-name="T4">Augment Synthetic Dataset</text:span></text:span></text:span><text:span text:style-name="T4">, que genera múltiples muestras sintéticas con variabilidad en:</text:span></text:p>
      <text:list text:style-name="L19">
        <text:list-item>
          <text:p text:style-name="P84">Cantidad y tamaño de los parches de vegetación.</text:p>
        </text:list-item>
        <text:list-item>
          <text:p text:style-name="P84">Intensidad del efecto de elevación causado por la vegetación.</text:p>
        </text:list-item>
      </text:list>
      <text:p text:style-name="P11">Esto permite construir un conjunto de entrenamiento más diverso y robusto a partir de un único DEM base.</text:p>
      <text:p text:style-name="P11">¿Quieres que prepare ahora un script para consolidar estas muestras en un único dataset numpy o integrarlas directamente al entrenamiento?</text:p>
      <text:h text:style-name="P6" text:outline-level="5">You said:</text:h>
      <text:p text:style-name="P11">estaría genial</text:p>
      <text:h text:style-name="P7" text:outline-level="6"><text:soft-page-break/>ChatGPT said:</text:h>
      <text:p text:style-name="P27"><text:span text:style-name="T4">Listo, el script </text:span><text:span text:style-name="Strong_20_Emphasis"><text:span text:style-name="Source_20_Text"><text:span text:style-name="T4">Prepare Training Patches</text:span></text:span></text:span><text:span text:style-name="T4"> consolida todos los parches generados desde múltiples muestras sintéticas en tres archivos </text:span><text:span text:style-name="Source_20_Text"><text:span text:style-name="T4">.npy</text:span></text:span><text:span text:style-name="T4"> (</text:span><text:span text:style-name="Source_20_Text"><text:span text:style-name="T4">dem.npy</text:span></text:span><text:span text:style-name="T4">, </text:span><text:span text:style-name="Source_20_Text"><text:span text:style-name="T4">veg.npy</text:span></text:span><text:span text:style-name="T4">, </text:span><text:span text:style-name="Source_20_Text"><text:span text:style-name="T4">gt.npy</text:span></text:span><text:span text:style-name="T4">), dejándolos listos para entrenamiento directo.</text:span></text:p>
      <text:p text:style-name="P11">Este script:</text:p>
      <text:list text:style-name="L20">
        <text:list-item>
          <text:p text:style-name="P85">Extrae parches de tamaño fijo de cada subcarpeta.</text:p>
        </text:list-item>
        <text:list-item>
          <text:p text:style-name="P85">Acumula y guarda todos los parches en un directorio de salida.</text:p>
        </text:list-item>
      </text:list>
      <text:p text:style-name="P11">Con esto, tienes todo un pipeline completo y escalable para:</text:p>
      <text:list text:style-name="L21">
        <text:list-item>
          <text:p text:style-name="P86">Generar datos sintéticos,</text:p>
        </text:list-item>
        <text:list-item>
          <text:p text:style-name="P86">Aumentarlos,</text:p>
        </text:list-item>
        <text:list-item>
          <text:p text:style-name="P86">Consolidarlos,</text:p>
        </text:list-item>
        <text:list-item>
          <text:p text:style-name="P86">Entrenar, inferir y evaluar modelos.</text:p>
        </text:list-item>
      </text:list>
      <text:p text:style-name="P11">¿Quieres que te prepare un archivo README con las instrucciones de uso para facilitar compartirlo o documentarlo?</text:p>
      <text:p text:style-name="P12">project/</text:p>
      <text:p text:style-name="P15">├── data/</text:p>
      <text:p text:style-name="P15">│ ├── base/ # DEM base para generar datos sintéticos</text:p>
      <text:p text:style-name="P15">│ ├── train/ # Datos consolidados para entrenamiento</text:p>
      <text:p text:style-name="P15">│ ├── train_augmented/ # Datos sintéticos generados por muestra</text:p>
      <text:p text:style-name="P15">│ ├── test/ # Datos de prueba</text:p>
      <text:p text:style-name="P15">│</text:p>
      <text:p text:style-name="P15">├── outputs/</text:p>
      <text:p text:style-name="P15">│ ├── models/ # Modelos entrenados</text:p>
      <text:p text:style-name="P15">│ ├── predictions/ # Resultados de inferencia</text:p>
      <text:p text:style-name="P15">│</text:p>
      <text:p text:style-name="P15">├── src/</text:p>
      <text:p text:style-name="P15">│ ├── model.py # Definición de red U-Net</text:p>
      <text:p text:style-name="P15">│ ├── dataset.py # Dataset de PyTorch</text:p>
      <text:p text:style-name="P15">│ ├── train.py # Entrenamiento del modelo</text:p>
      <text:p text:style-name="P15">│ ├── infer.py # Inferencia sobre nuevos DEMs</text:p>
      <text:p text:style-name="P15">│ ├── evaluate.py # Evaluación visual y RMSE</text:p>
      <text:p text:style-name="P15">│ ├── generate_synthetic_data.py</text:p>
      <text:p text:style-name="P15">│ ├── augment_synthetic_dataset.py</text:p>
      <text:p text:style-name="P15">│ └── prepare_training_patches.py</text:p>
      <text:p text:style-name="P12">python src/generate_synthetic_data.py</text:p>
      <text:p text:style-name="P12">python src/augment_synthetic_dataset.py</text:p>
      <text:p text:style-name="P12">python src/prepare_training_patches.py</text:p>
      <text:p text:style-name="P12">python src/train.py</text:p>
      <text:p text:style-name="P12">python src/infer.py</text:p>
      <text:p text:style-name="P12">python src/evaluate.py</text:p>
      <text:p text:style-name="P12">pip install numpy torch torchvision rasterio matplotlib tqdm scikit-learn</text:p>
      <text:p text:style-name="P12"><text:soft-page-break/></text:p>
      <text:p text:style-name="P27"><text:span text:style-name="T4">El archivo </text:span><text:span text:style-name="Strong_20_Emphasis"><text:span text:style-name="Source_20_Text"><text:span text:style-name="T4">README</text:span></text:span></text:span><text:span text:style-name="T4"> ya está preparado. Resume toda la funcionalidad del proyecto incluyendo:</text:span></text:p>
      <text:list text:style-name="L22">
        <text:list-item>
          <text:p text:style-name="P87">Estructura de carpetas</text:p>
        </text:list-item>
        <text:list-item>
          <text:p text:style-name="P87">Guía paso a paso</text:p>
        </text:list-item>
        <text:list-item>
          <text:p text:style-name="P87">Requisitos de instalación</text:p>
        </text:list-item>
        <text:list-item>
          <text:p text:style-name="P87">Estado actual y contacto</text:p>
        </text:list-item>
      </text:list>
      <text:p text:style-name="P11">Esto te permite documentar o compartir el proyecto fácilmente con otros colegas o colaboradores.</text:p>
      <text:h text:style-name="P6" text:outline-level="5">You said:</text:h>
      <text:p text:style-name="P11">No, ya me encargo yo. Porque necesito todo lo que hemos habaldo desde el inicio</text:p>
      <text:h text:style-name="P7" text:outline-level="6">ChatGPT said:</text:h>
      <text:p text:style-name="P11">Perfecto, me alegra que tengas todo lo necesario. Si en algún momento necesitas ampliar, adaptar o automatizar alguna parte del proyecto, no dudes en pedírmelo.</text:p>
      <text:p text:style-name="P11">¡Mucho éxito con tu trabajo sobre inpainting de DEMs!</text:p>
      <text:h text:style-name="P6" text:outline-level="5">You said:</text:h>
      <text:p text:style-name="P11">Y si quisiera usar Transformers?</text:p>
      <text:h text:style-name="P7" text:outline-level="6">ChatGPT said:</text:h>
      <text:p text:style-name="P27"><text:span text:style-name="T4">Si quieres usar </text:span><text:span text:style-name="Strong_20_Emphasis"><text:span text:style-name="T4">Transformers</text:span></text:span><text:span text:style-name="T4"> en lugar de U-Net para el rellenado de huecos en un DEM afectado por vegetación, puedes abordar el problema desde la perspectiva de </text:span><text:span text:style-name="Strong_20_Emphasis"><text:span text:style-name="T4">modelos de visión</text:span></text:span><text:span text:style-name="T4"> que integren atención espacial. A continuación te explico cómo hacerlo.</text:span></text:p>
      <text:h text:style-name="P2" text:outline-level="2">🧠 ¿Por qué usar Transformers para DEM inpainting?</text:h>
      <text:list text:style-name="L23">
        <text:list-item>
          <text:p text:style-name="P47"><text:span text:style-name="T4">Capturan </text:span><text:span text:style-name="Strong_20_Emphasis"><text:span text:style-name="T4">dependencias espaciales a largo alcance</text:span></text:span><text:span text:style-name="T4"> mejor que CNNs.</text:span></text:p>
        </text:list-item>
        <text:list-item>
          <text:p text:style-name="P88">La atención auto-regresiva puede ayudar a reconstruir regiones faltantes teniendo en cuenta el contexto global.</text:p>
        </text:list-item>
        <text:list-item>
          <text:p text:style-name="P47"><text:span text:style-name="T4">Posibilidad de integrar </text:span><text:span text:style-name="Strong_20_Emphasis"><text:span text:style-name="T4">información multimodal</text:span></text:span><text:span text:style-name="T4"> (DEM + VEG) con mayor flexibilidad.</text:span></text:p>
        </text:list-item>
      </text:list>
      <text:h text:style-name="P2" text:outline-level="2">🔍 Metodologías Basadas en Transformers</text:h>
      <text:h text:style-name="P20" text:outline-level="3"><text:span text:style-name="T4">1. </text:span><text:span text:style-name="Strong_20_Emphasis"><text:span text:style-name="T4">Vision Transformer (ViT) con máscaras</text:span></text:span></text:h>
      <text:h text:style-name="P5" text:outline-level="4">Inspiración:</text:h>
      <text:list text:style-name="L24">
        <text:list-item>
          <text:p text:style-name="P48"><text:span text:style-name="T4">Similar al </text:span><text:span text:style-name="Strong_20_Emphasis"><text:span text:style-name="T4">Masked Image Modeling</text:span></text:span><text:span text:style-name="T4"> (MIM) de MAE (Masked Autoencoders).</text:span></text:p>
        </text:list-item>
      </text:list>
      <text:h text:style-name="P5" text:outline-level="4">Implementación sugerida:</text:h>
      <text:list text:style-name="L25">
        <text:list-item>
          <text:p text:style-name="P49"><text:span text:style-name="T4">Entrada: parches planos de </text:span><text:span text:style-name="Source_20_Text"><text:span text:style-name="T4">[DEM, VEG]</text:span></text:span></text:p>
        </text:list-item>
        <text:list-item>
          <text:p text:style-name="P89">Máscara: oculta partes del DEM donde hay vegetación.</text:p>
        </text:list-item>
        <text:list-item>
          <text:p text:style-name="P89">Objetivo: reconstruir los valores del DEM solo en las zonas enmascaradas.</text:p>
        </text:list-item>
      </text:list>
      <text:h text:style-name="P5" text:outline-level="4"><text:soft-page-break/>Bibliotecas útiles:</text:h>
      <text:list text:style-name="L26">
        <text:list-item>
          <text:p text:style-name="P50"><text:a xlink:type="simple" xlink:href="https://github.com/huggingface/pytorch-image-models" office:target-frame-name="_new" xlink:show="replace" text:style-name="Internet_20_link" text:visited-style-name="Visited_20_Internet_20_Link"><text:span text:style-name="Source_20_Text"><text:span text:style-name="T4">timm</text:span></text:span></text:a><text:span text:style-name="T4">: contiene variantes listas de ViT.</text:span></text:p>
        </text:list-item>
        <text:list-item>
          <text:p text:style-name="P50"><text:span text:style-name="Source_20_Text"><text:span text:style-name="T4">transformers</text:span></text:span></text:p>
        </text:list-item>
      </text:list>
      <text:h text:style-name="P2" text:outline-level="2">🏗️ Arquitectura Propuesta</text:h>
      <text:p text:style-name="P23"><text:span text:style-name="Source_20_Text"><text:span text:style-name="T4">Inputs: [DEM patch, VEG patch]</text:span></text:span></text:p>
      <text:p text:style-name="P24"><text:span text:style-name="Source_20_Text"><text:span text:style-name="T4">↓</text:span></text:span></text:p>
      <text:p text:style-name="P24"><text:span text:style-name="Source_20_Text"><text:span text:style-name="T4">Patch Embedding (e.g. 16x16)</text:span></text:span></text:p>
      <text:p text:style-name="P24"><text:span text:style-name="Source_20_Text"><text:span text:style-name="T4">↓</text:span></text:span></text:p>
      <text:p text:style-name="P24"><text:span text:style-name="Source_20_Text"><text:span text:style-name="T4">Positional Encoding</text:span></text:span></text:p>
      <text:p text:style-name="P24"><text:span text:style-name="Source_20_Text"><text:span text:style-name="T4">↓</text:span></text:span></text:p>
      <text:p text:style-name="P24"><text:span text:style-name="Source_20_Text"><text:span text:style-name="T4">Transformer Encoder (BERT-style)</text:span></text:span></text:p>
      <text:p text:style-name="P24"><text:span text:style-name="Source_20_Text"><text:span text:style-name="T4">↓</text:span></text:span></text:p>
      <text:p text:style-name="P24"><text:span text:style-name="Source_20_Text"><text:span text:style-name="T4">Masked Patch Regression Head (solo en zonas VEG)</text:span></text:span></text:p>
      <text:p text:style-name="P24"><text:span text:style-name="Source_20_Text"><text:span text:style-name="T4">↓</text:span></text:span></text:p>
      <text:p text:style-name="P25"><text:span text:style-name="Source_20_Text"><text:span text:style-name="T4">Reconstruction (DEM sin vegetación)</text:span></text:span></text:p>
      <text:h text:style-name="P2" text:outline-level="2">🛠️ Pasos para Implementarlo</text:h>
      <text:h text:style-name="P20" text:outline-level="3"><text:span text:style-name="T4">1. </text:span><text:span text:style-name="Strong_20_Emphasis"><text:span text:style-name="T4">Preprocesamiento</text:span></text:span></text:h>
      <text:list text:style-name="L27">
        <text:list-item>
          <text:p text:style-name="P90">Dividir el DEM + VEG en parches.</text:p>
        </text:list-item>
        <text:list-item>
          <text:p text:style-name="P51"><text:span text:style-name="T4">Usar un </text:span><text:span text:style-name="Source_20_Text"><text:span text:style-name="T4">mask</text:span></text:span><text:span text:style-name="T4"> binario basado en VEG para marcar zonas a reconstruir.</text:span></text:p>
        </text:list-item>
      </text:list>
      <text:h text:style-name="P20" text:outline-level="3"><text:span text:style-name="T4">2. </text:span><text:span text:style-name="Strong_20_Emphasis"><text:span text:style-name="T4">Modelo</text:span></text:span></text:h>
      <text:list text:style-name="L28">
        <text:list-item>
          <text:p text:style-name="P91">Puedes adaptar un ViT básico para regresión:</text:p>
          <text:list>
            <text:list-item>
              <text:p text:style-name="P91">Modificar el token de salida para producir valores continuos.</text:p>
            </text:list-item>
            <text:list-item>
              <text:p text:style-name="P91">Agregar máscara como entrada adicional (como en BEiT o MAE).</text:p>
            </text:list-item>
          </text:list>
        </text:list-item>
      </text:list>
      <text:h text:style-name="P20" text:outline-level="3"><text:span text:style-name="T4">3. </text:span><text:span text:style-name="Strong_20_Emphasis"><text:span text:style-name="T4">Pérdida</text:span></text:span></text:h>
      <text:list text:style-name="L29">
        <text:list-item>
          <text:p text:style-name="P52"><text:span text:style-name="Strong_20_Emphasis"><text:span text:style-name="T4">MSE o MAE</text:span></text:span><text:span text:style-name="T4"> solo en zonas enmascaradas (</text:span><text:span text:style-name="Source_20_Text"><text:span text:style-name="T4">loss = mask * (pred - gt)^2</text:span></text:span><text:span text:style-name="T4">).</text:span></text:p>
        </text:list-item>
      </text:list>
      <text:h text:style-name="P2" text:outline-level="2">📦 Código base sugerido (simplificado)</text:h>
      <text:p text:style-name="P23"><text:span text:style-name="Source_20_Text"><text:span text:style-name="T4">from transformers import ViTModel, ViTConfig</text:span></text:span></text:p>
      <text:p text:style-name="P8"/>
      <text:p text:style-name="P24"><text:span text:style-name="Source_20_Text"><text:span text:style-name="T4">config = ViTConfig(hidden_size=256, num_hidden_layers=6, num_attention_heads=8)</text:span></text:span></text:p>
      <text:p text:style-name="P24"><text:span text:style-name="Source_20_Text"><text:span text:style-name="T4">model = ViTModel(config)</text:span></text:span></text:p>
      <text:p text:style-name="P8"/>
      <text:p text:style-name="P24"><text:span text:style-name="Source_20_Text"><text:span text:style-name="T4"># Agrega una cabeza de regresión sobre los embeddings</text:span></text:span></text:p>
      <text:p text:style-name="P24"><text:span text:style-name="Source_20_Text"><text:span text:style-name="T4">class ViTRegressor(nn.Module):</text:span></text:span></text:p>
      <text:p text:style-name="P24"><text:span text:style-name="Source_20_Text"><text:span text:style-name="T4"><text:s text:c="4"/>def __init__(self, base_model):</text:span></text:span></text:p>
      <text:p text:style-name="P24"><text:span text:style-name="Source_20_Text"><text:span text:style-name="T4"><text:s text:c="8"/>super().__init__()</text:span></text:span></text:p>
      <text:p text:style-name="P24"><text:span text:style-name="Source_20_Text"><text:span text:style-name="T4"><text:s text:c="8"/>self.vit = base_model</text:span></text:span></text:p>
      <text:p text:style-name="P24"><text:span text:style-name="Source_20_Text"><text:span text:style-name="T4"><text:s text:c="8"/>self.head = nn.Linear(config.hidden_size, 1) <text:s/># para DEM</text:span></text:span></text:p>
      <text:p text:style-name="P8"/>
      <text:p text:style-name="P24"><text:span text:style-name="Source_20_Text"><text:span text:style-name="T4"><text:s text:c="4"/>def forward(self, x, mask):</text:span></text:span></text:p>
      <text:p text:style-name="P24"><text:soft-page-break/><text:span text:style-name="Source_20_Text"><text:span text:style-name="T4"><text:s text:c="8"/>outputs = self.vit(pixel_values=x)</text:span></text:span></text:p>
      <text:p text:style-name="P24"><text:span text:style-name="Source_20_Text"><text:span text:style-name="T4"><text:s text:c="8"/>preds = self.head(outputs.last_hidden_state)</text:span></text:span></text:p>
      <text:p text:style-name="P25"><text:span text:style-name="Source_20_Text"><text:span text:style-name="T4"><text:s text:c="8"/>return preds * mask <text:s/># aplicar máscara solo a regiones válidas</text:span></text:span></text:p>
      <text:h text:style-name="P2" text:outline-level="2">⚠️ Consideraciones</text:h>
      <text:list text:style-name="L30">
        <text:list-item>
          <text:p text:style-name="P53"><text:span text:style-name="Strong_20_Emphasis"><text:span text:style-name="T4">Más costoso</text:span></text:span><text:span text:style-name="T4"> computacionalmente que CNNs.</text:span></text:p>
        </text:list-item>
        <text:list-item>
          <text:p text:style-name="P53"><text:span text:style-name="T4">Necesitas </text:span><text:span text:style-name="Strong_20_Emphasis"><text:span text:style-name="T4">mucha más regularización y datos</text:span></text:span><text:span text:style-name="T4"> (aumentación, dropout).</text:span></text:p>
        </text:list-item>
        <text:list-item>
          <text:p text:style-name="P92">Puedes empezar con un ViT pequeño o usar un modelo preentrenado en imágenes naturales.</text:p>
        </text:list-item>
      </text:list>
      <text:p text:style-name="P27"><text:span text:style-name="T4">¿Quieres que prepare un ejemplo funcional usando </text:span><text:span text:style-name="Source_20_Text"><text:span text:style-name="T4">transformers</text:span></text:span><text:span text:style-name="T4"> de Hugging Face y </text:span><text:span text:style-name="Source_20_Text"><text:span text:style-name="T4">PyTorch</text:span></text:span><text:span text:style-name="T4"> para DEM inpainting con máscaras?</text:span></text:p>
      <text:h text:style-name="P6" text:outline-level="5">You said:</text:h>
      <text:p text:style-name="P11">Sí</text:p>
      <text:h text:style-name="P7" text:outline-level="6">ChatGPT said:</text:h>
      <text:p text:style-name="P27"><text:span text:style-name="T4">Ya tienes listo el archivo </text:span><text:span text:style-name="Strong_20_Emphasis"><text:span text:style-name="Source_20_Text"><text:span text:style-name="T4">Vit Dem Inpainting</text:span></text:span></text:span><text:span text:style-name="T4">, que define una arquitectura basada en </text:span><text:span text:style-name="Strong_20_Emphasis"><text:span text:style-name="T4">Vision Transformer (ViT)</text:span></text:span><text:span text:style-name="T4"> adaptada para tareas de reconstrucción de DEM usando máscaras de vegetación.</text:span></text:p>
      <text:h text:style-name="P3" text:outline-level="3">Características:</text:h>
      <text:list text:style-name="L31">
        <text:list-item>
          <text:p text:style-name="P54"><text:span text:style-name="T4">Acepta imágenes de entrada de tamaño </text:span><text:span text:style-name="Source_20_Text"><text:span text:style-name="T4">64x64</text:span></text:span><text:span text:style-name="T4"> con dos canales (DEM + VEG).</text:span></text:p>
        </text:list-item>
        <text:list-item>
          <text:p text:style-name="P93">Realiza regresión para predecir valores de elevación en regiones enmascaradas.</text:p>
        </text:list-item>
        <text:list-item>
          <text:p text:style-name="P93">Usa una cabeza lineal que reconstituye cada parche en una región espacial del DEM.</text:p>
        </text:list-item>
        <text:list-item>
          <text:p text:style-name="P93">Multiplica la predicción por una máscara binaria que define las zonas afectadas por vegetación.</text:p>
        </text:list-item>
      </text:list>
      <text:p text:style-name="P11">¿Quieres que prepare el código de entrenamiento para este modelo ViT ahora?</text:p>
      <text:h text:style-name="P6" text:outline-level="5">You said:</text:h>
      <text:p text:style-name="P11">Se podrían utilizar imágenes de 256x256?</text:p>
      <text:h text:style-name="P7" text:outline-level="6">ChatGPT said:</text:h>
      <text:p text:style-name="P27"><text:span text:style-name="T4">Sí, </text:span><text:span text:style-name="Strong_20_Emphasis"><text:span text:style-name="T4">puedes utilizar imágenes de tamaño 256×256</text:span></text:span><text:span text:style-name="T4"> con el modelo basado en Vision Transformers (ViT), pero hay algunas consideraciones importantes que debes tener en cuenta:</text:span></text:p>
      <text:h text:style-name="P2" text:outline-level="2">✅ Requisitos para usar imágenes de 256×256</text:h>
      <text:h text:style-name="P20" text:outline-level="3"><text:span text:style-name="T4">1. </text:span><text:span text:style-name="Strong_20_Emphasis"><text:span text:style-name="T4">Divisibilidad por el tamaño del parche</text:span></text:span></text:h>
      <text:p text:style-name="P27"><text:span text:style-name="T4">Transformers como ViT dividen la imagen en </text:span><text:span text:style-name="Strong_20_Emphasis"><text:span text:style-name="T4">patches fijos</text:span></text:span><text:span text:style-name="T4"> (por ejemplo, de 16×16 píxeles), así que:</text:span></text:p>
      <text:list text:style-name="L32">
        <text:list-item>
          <text:p text:style-name="P55"><text:span text:style-name="Source_20_Text"><text:span text:style-name="T4">image_size</text:span></text:span><text:span text:style-name="T4"> debe ser divisible por </text:span><text:span text:style-name="Source_20_Text"><text:span text:style-name="T4">patch_size</text:span></text:span></text:p>
        </text:list-item>
        <text:list-item>
          <text:p text:style-name="P55"><text:span text:style-name="T4">Para </text:span><text:span text:style-name="Source_20_Text"><text:span text:style-name="T4">256×256</text:span></text:span><text:span text:style-name="T4"> con </text:span><text:span text:style-name="Source_20_Text"><text:span text:style-name="T4">patch_size=16</text:span></text:span><text:span text:style-name="T4">, tendrás </text:span><text:span text:style-name="Source_20_Text"><text:span text:style-name="T4">16×16 = 256 patches</text:span></text:span></text:p>
        </text:list-item>
      </text:list>
      <text:p text:style-name="P11">✅ Esto es compatible sin cambios estructurales.</text:p>
      <text:h text:style-name="P20" text:outline-level="3"><text:soft-page-break/><text:span text:style-name="T4">2. </text:span><text:span text:style-name="Strong_20_Emphasis"><text:span text:style-name="T4">Modificaciones necesarias en el modelo</text:span></text:span></text:h>
      <text:p text:style-name="P27"><text:span text:style-name="T4">Al instanciar </text:span><text:span text:style-name="Source_20_Text"><text:span text:style-name="T4">ViTRegressor</text:span></text:span><text:span text:style-name="T4">, simplemente ajusta el </text:span><text:span text:style-name="Source_20_Text"><text:span text:style-name="T4">image_size</text:span></text:span><text:span text:style-name="T4">:</text:span></text:p>
      <text:p text:style-name="P22"><text:span text:style-name="Source_20_Text"><text:span text:style-name="T4">model = ViTRegressor(image_size=256, patch_size=16, in_channels=2)</text:span></text:span></text:p>
      <text:h text:style-name="P20" text:outline-level="3"><text:span text:style-name="T4">3. </text:span><text:span text:style-name="Strong_20_Emphasis"><text:span text:style-name="T4">Memoria y tiempo de entrenamiento</text:span></text:span></text:h>
      <text:list text:style-name="L33">
        <text:list-item>
          <text:p text:style-name="P56"><text:span text:style-name="T4">La </text:span><text:span text:style-name="Strong_20_Emphasis"><text:span text:style-name="T4">complejidad del Transformer crece cuadráticamente</text:span></text:span><text:span text:style-name="T4"> con el número de patches.</text:span></text:p>
        </text:list-item>
        <text:list-item>
          <text:p text:style-name="P56"><text:span text:style-name="Source_20_Text"><text:span text:style-name="T4">256×256</text:span></text:span><text:span text:style-name="T4"> con </text:span><text:span text:style-name="Source_20_Text"><text:span text:style-name="T4">16×16</text:span></text:span><text:span text:style-name="T4"> patches = 256 tokens → manejable</text:span></text:p>
        </text:list-item>
        <text:list-item>
          <text:p text:style-name="P56"><text:span text:style-name="T4">Si usas </text:span><text:span text:style-name="Source_20_Text"><text:span text:style-name="T4">8×8</text:span></text:span><text:span text:style-name="T4"> patches, serían 1024 tokens → ⚠️ más costoso</text:span></text:p>
        </text:list-item>
      </text:list>
      <text:p text:style-name="P27"><text:span text:style-name="T4">📝 </text:span><text:span text:style-name="Strong_20_Emphasis"><text:span text:style-name="T4">Recomendación</text:span></text:span><text:span text:style-name="T4">: empieza con </text:span><text:span text:style-name="Source_20_Text"><text:span text:style-name="T4">patch_size=16</text:span></text:span><text:span text:style-name="T4"> o </text:span><text:span text:style-name="Source_20_Text"><text:span text:style-name="T4">32</text:span></text:span><text:span text:style-name="T4"> para mantener un buen equilibrio.</text:span></text:p>
      <text:h text:style-name="P2" text:outline-level="2">🧪 Sugerencia de configuració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Parámetro</text:p>
            </table:table-cell>
            <table:table-cell table:style-name="Table1.A1" office:value-type="string">
              <text:p text:style-name="P10">Valor sugerido</text:p>
            </table:table-cell>
          </table:table-row>
        </table:table-header-rows>
        <table:table-row>
          <table:table-cell table:style-name="Table1.A1" office:value-type="string">
            <text:p text:style-name="P26"><text:span text:style-name="Source_20_Text"><text:span text:style-name="T4">image_size</text:span></text:span></text:p>
          </table:table-cell>
          <table:table-cell table:style-name="Table1.A1" office:value-type="string">
            <text:p text:style-name="P9">256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4">patch_size</text:span></text:span></text:p>
          </table:table-cell>
          <table:table-cell table:style-name="Table1.A1" office:value-type="string">
            <text:p text:style-name="P9">16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4">hidden_size</text:span></text:span></text:p>
          </table:table-cell>
          <table:table-cell table:style-name="Table1.A1" office:value-type="string">
            <text:p text:style-name="P9">256 o 512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4">num_heads</text:span></text:span></text:p>
          </table:table-cell>
          <table:table-cell table:style-name="Table1.A1" office:value-type="string">
            <text:p text:style-name="P9">8 o 12</text:p>
          </table:table-cell>
        </table:table-row>
        <table:table-row>
          <table:table-cell table:style-name="Table1.A1" office:value-type="string">
            <text:p text:style-name="P26"><text:span text:style-name="Source_20_Text"><text:span text:style-name="T4">layers</text:span></text:span></text:p>
          </table:table-cell>
          <table:table-cell table:style-name="Table1.A1" office:value-type="string">
            <text:p text:style-name="P9">6</text:p>
          </table:table-cell>
        </table:table-row>
      </table:table>
      <text:p text:style-name="P1"/>
      <text:p text:style-name="P27"><text:span text:style-name="T4">¿Quieres que actualice el código de entrenamiento o inferencia para usar directamente imágenes de </text:span><text:span text:style-name="Source_20_Text"><text:span text:style-name="T4">256x256</text:span></text:span><text:span text:style-name="T4">?</text:span></text:p>
      <text:h text:style-name="P6" text:outline-level="5">You said:</text:h>
      <text:p text:style-name="P11">y para el caso de UNET? Podría usar parches de 256x256?</text:p>
      <text:h text:style-name="P7" text:outline-level="6">ChatGPT said:</text:h>
      <text:p text:style-name="P27"><text:span text:style-name="T4">Sí, </text:span><text:span text:style-name="Strong_20_Emphasis"><text:span text:style-name="T4">puedes usar parches de 256×256 píxeles con U-Net sin problemas</text:span></text:span><text:span text:style-name="T4">. De hecho, U-Net funciona especialmente bien con entradas que son potencias de 2 (como 64, 128, 256, 512), ya que su arquitectura de encoder-decoder con </text:span><text:span text:style-name="Emphasis"><text:span text:style-name="T4">downsampling</text:span></text:span><text:span text:style-name="T4"> y </text:span><text:span text:style-name="Emphasis"><text:span text:style-name="T4">upsampling</text:span></text:span><text:span text:style-name="T4"> mantiene la coherencia espacial en cada etapa.</text:span></text:p>
      <text:h text:style-name="P2" text:outline-level="2">✅ ¿Por qué U-Net admite 256×256?</text:h>
      <text:list text:style-name="L34">
        <text:list-item>
          <text:p text:style-name="P57"><text:span text:style-name="T4">La red aplica </text:span><text:span text:style-name="Strong_20_Emphasis"><text:span text:style-name="T4">reducciones por factores de 2</text:span></text:span><text:span text:style-name="T4"> mediante </text:span><text:span text:style-name="Source_20_Text"><text:span text:style-name="T4">MaxPool2d</text:span></text:span><text:span text:style-name="T4"> y luego las revierte con </text:span><text:span text:style-name="Source_20_Text"><text:span text:style-name="T4">ConvTranspose2d</text:span></text:span><text:span text:style-name="T4">.</text:span></text:p>
        </text:list-item>
        <text:list-item>
          <text:p text:style-name="P94">Siempre que las dimensiones de entrada sean múltiplos de 2ⁿ (n = número de niveles), la arquitectura funciona perfectamente.</text:p>
        </text:list-item>
        <text:list-item>
          <text:p text:style-name="P57"><text:span text:style-name="Strong_20_Emphasis"><text:span text:style-name="T4">256 = 2⁸</text:span></text:span><text:span text:style-name="T4">, así que puedes usar fácilmente hasta 4 o 5 niveles (p. ej. 256 → 128 → 64 → 32 → 16 → 8).</text:span></text:p>
        </text:list-item>
      </text:list>
      <text:h text:style-name="P2" text:outline-level="2"><text:soft-page-break/>📦 Consideraciones prácticas</text:h>
      <text:h text:style-name="P20" text:outline-level="3"><text:span text:style-name="T4">1. </text:span><text:span text:style-name="Strong_20_Emphasis"><text:span text:style-name="T4">RAM/GPU</text:span></text:span></text:h>
      <text:list text:style-name="L35">
        <text:list-item>
          <text:p text:style-name="P95">Parches más grandes = más memoria requerida.</text:p>
        </text:list-item>
        <text:list-item>
          <text:p text:style-name="P58"><text:span text:style-name="T4">En entrenamiento, si usas 256×256 podrías tener que </text:span><text:span text:style-name="Strong_20_Emphasis"><text:span text:style-name="T4">reducir el tamaño del batch</text:span></text:span><text:span text:style-name="T4"> (e.g., </text:span><text:span text:style-name="Source_20_Text"><text:span text:style-name="T4">batch_size = 4</text:span></text:span><text:span text:style-name="T4"> o </text:span><text:span text:style-name="Source_20_Text"><text:span text:style-name="T4">2</text:span></text:span><text:span text:style-name="T4">).</text:span></text:p>
        </text:list-item>
      </text:list>
      <text:h text:style-name="P20" text:outline-level="3"><text:span text:style-name="T4">2. </text:span><text:span text:style-name="Strong_20_Emphasis"><text:span text:style-name="T4">Número de muestras</text:span></text:span></text:h>
      <text:list text:style-name="L36">
        <text:list-item>
          <text:p text:style-name="P96">Si tu DEM completo es de 1024×1024, pasar de 64×64 a 256×256 reduce el número de parches de 256 a solo 16.</text:p>
        </text:list-item>
        <text:list-item>
          <text:p text:style-name="P59"><text:span text:style-name="T4">Puedes aplicar </text:span><text:span text:style-name="Source_20_Text"><text:span text:style-name="T4">stride=128</text:span></text:span><text:span text:style-name="T4"> para superposición y aumentar la cantidad de datos.</text:span></text:p>
        </text:list-item>
      </text:list>
      <text:h text:style-name="P20" text:outline-level="3"><text:span text:style-name="T4">3. </text:span><text:span text:style-name="Strong_20_Emphasis"><text:span text:style-name="T4">Mejor contexto espacial</text:span></text:span></text:h>
      <text:list text:style-name="L37">
        <text:list-item>
          <text:p text:style-name="P97">Un patch 256×256 incluye más topografía contextual → útil para que la red aprenda mejor las formas del terreno.</text:p>
        </text:list-item>
      </text:list>
      <text:h text:style-name="P2" text:outline-level="2">🛠️ ¿Qué debes ajustar?</text:h>
      <text:h text:style-name="P20" text:outline-level="3"><text:span text:style-name="T4">En </text:span><text:span text:style-name="Source_20_Text"><text:span text:style-name="T4">prepare_training_patches.py</text:span></text:span></text:h>
      <text:p text:style-name="P23"><text:span text:style-name="Source_20_Text"><text:span text:style-name="T4">PATCH_SIZE = 256</text:span></text:span></text:p>
      <text:p text:style-name="P25"><text:span text:style-name="Source_20_Text"><text:span text:style-name="T4">STRIDE = 256 <text:s/># o 128 para superposición</text:span></text:span></text:p>
      <text:h text:style-name="P20" text:outline-level="3"><text:span text:style-name="T4">En </text:span><text:span text:style-name="Source_20_Text"><text:span text:style-name="T4">dataset.py</text:span></text:span></text:h>
      <text:p text:style-name="P27"><text:span text:style-name="T4">El código ya está preparado para recibir </text:span><text:span text:style-name="Source_20_Text"><text:span text:style-name="T4">patch_size</text:span></text:span><text:span text:style-name="T4"> como parámetro.</text:span></text:p>
      <text:h text:style-name="P20" text:outline-level="3"><text:span text:style-name="T4">En </text:span><text:span text:style-name="Source_20_Text"><text:span text:style-name="T4">train.py</text:span></text:span></text:h>
      <text:p text:style-name="P11">Asegúrate de que:</text:p>
      <text:p text:style-name="P23"><text:span text:style-name="Source_20_Text"><text:span text:style-name="T4">PATCH_SIZE = 256</text:span></text:span></text:p>
      <text:p text:style-name="P25"><text:span text:style-name="Source_20_Text"><text:span text:style-name="T4">BATCH_SIZE = 4 <text:s/># ajusta según la GPU</text:span></text:span></text:p>
      <text:p text:style-name="P1"/>
      <text:p text:style-name="P27"><text:span text:style-name="T4">¿Quieres que modifique alguno de los archivos del proyecto para adaptarlos automáticamente a </text:span><text:span text:style-name="Source_20_Text"><text:span text:style-name="T4">256x256</text:span></text:span><text:span text:style-name="T4">?</text:span></text:p>
      <text:h text:style-name="P6" text:outline-level="5">You said:</text:h>
      <text:p text:style-name="P11">El DEM_VEG sería un mapa raster con las alturas de la vegetación?</text:p>
      <text:h text:style-name="P7" text:outline-level="6">ChatGPT said:</text:h>
      <text:p text:style-name="P27"><text:span text:style-name="T4">Buena pregunta. La definición precisa de </text:span><text:span text:style-name="Source_20_Text"><text:span text:style-name="T4">DEM_VEG</text:span></text:span><text:span text:style-name="T4"> depende del tipo de datos con los que trabajes y el enfoque que quieras adoptar. A continuación te explico las dos interpretaciones más comunes y cuál es más útil para el relleno con IA:</text:span></text:p>
      <text:p text:style-name="P1"/>
      <text:h text:style-name="P19" text:outline-level="2"><text:soft-page-break/><text:span text:style-name="T4">✅ Opción 1: </text:span><text:span text:style-name="Strong_20_Emphasis"><text:span text:style-name="T4">DEM con vegetación (DEM_VEG) = DSM (modelo de superficie)</text:span></text:span></text:h>
      <text:list text:style-name="L38">
        <text:list-item>
          <text:p text:style-name="P60"><text:span text:style-name="Strong_20_Emphasis"><text:span text:style-name="T4">Contenido</text:span></text:span><text:span text:style-name="T4">: Altura de las copas de árboles, edificios, etc.</text:span></text:p>
        </text:list-item>
        <text:list-item>
          <text:p text:style-name="P60"><text:span text:style-name="Strong_20_Emphasis"><text:span text:style-name="T4">Interpretación</text:span></text:span><text:span text:style-name="T4">: Representa la </text:span><text:span text:style-name="Strong_20_Emphasis"><text:span text:style-name="T4">superficie superior</text:span></text:span><text:span text:style-name="T4"> (vegetación + estructuras).</text:span></text:p>
        </text:list-item>
        <text:list-item>
          <text:p text:style-name="P60"><text:span text:style-name="Strong_20_Emphasis"><text:span text:style-name="T4">Fuentes típicas</text:span></text:span><text:span text:style-name="T4">: LiDAR sin clasificación, fotogrametría aérea, radar (como SRTM en zonas boscosas).</text:span></text:p>
        </text:list-item>
      </text:list>
      <text:h text:style-name="P3" text:outline-level="3">🧠 En este caso:</text:h>
      <text:p text:style-name="P27"><text:span text:style-name="T4">Tu entrada </text:span><text:span text:style-name="Source_20_Text"><text:span text:style-name="T4">DEM_VEG</text:span></text:span><text:span text:style-name="T4"> tiene elevaciones que </text:span><text:span text:style-name="Strong_20_Emphasis"><text:span text:style-name="T4">incluyen la vegetación</text:span></text:span><text:span text:style-name="T4">, y tu objetivo es reconstruir el </text:span><text:span text:style-name="Strong_20_Emphasis"><text:span text:style-name="T4">terreno real (DTM)</text:span></text:span><text:span text:style-name="T4"> debajo.</text:span></text:p>
      <text:p text:style-name="P11">Este es el caso clásico en el que aplicarías tu modelo de IA.</text:p>
      <text:p text:style-name="P1"/>
      <text:h text:style-name="P19" text:outline-level="2"><text:span text:style-name="T4">✅ Opción 2: </text:span><text:span text:style-name="Strong_20_Emphasis"><text:span text:style-name="T4">DEM_VEG como mapa de altura de la vegetación</text:span></text:span></text:h>
      <text:list text:style-name="L39">
        <text:list-item>
          <text:p text:style-name="P61"><text:span text:style-name="Strong_20_Emphasis"><text:span text:style-name="T4">Contenido</text:span></text:span><text:span text:style-name="T4">: Diferencia entre DSM y DTM → Altura de vegetación pura.</text:span></text:p>
        </text:list-item>
        <text:list-item>
          <text:p text:style-name="P61"><text:span text:style-name="Strong_20_Emphasis"><text:span text:style-name="T4">Cálculo</text:span></text:span><text:span text:style-name="T4">: </text:span><text:span text:style-name="Source_20_Text"><text:span text:style-name="T4">VEG_HEIGHT = DSM - DTM</text:span></text:span></text:p>
        </text:list-item>
        <text:list-item>
          <text:p text:style-name="P61"><text:span text:style-name="Strong_20_Emphasis"><text:span text:style-name="T4">Interpretación</text:span></text:span><text:span text:style-name="T4">: Útil como entrada auxiliar, no como el DEM a corregir.</text:span></text:p>
        </text:list-item>
      </text:list>
      <text:h text:style-name="P3" text:outline-level="3">🧠 En este caso:</text:h>
      <text:list text:style-name="L40">
        <text:list-item>
          <text:p text:style-name="P62"><text:span text:style-name="Strong_20_Emphasis"><text:span text:style-name="T4">DEM = DSM con vegetación</text:span></text:span></text:p>
        </text:list-item>
        <text:list-item>
          <text:p text:style-name="P62"><text:span text:style-name="Strong_20_Emphasis"><text:span text:style-name="T4">VEG = altura de vegetación estimada o simulada</text:span></text:span></text:p>
        </text:list-item>
        <text:list-item>
          <text:p text:style-name="P62"><text:span text:style-name="T4">Se puede usar la </text:span><text:span text:style-name="Source_20_Text"><text:span text:style-name="T4">VEG</text:span></text:span><text:span text:style-name="T4"> como </text:span><text:span text:style-name="Strong_20_Emphasis"><text:span text:style-name="T4">máscara</text:span></text:span><text:span text:style-name="T4"> o </text:span><text:span text:style-name="Strong_20_Emphasis"><text:span text:style-name="T4">input adicional</text:span></text:span><text:span text:style-name="T4"> al modelo para guiar el relleno.</text:span></text:p>
        </text:list-item>
      </text:list>
      <text:p text:style-name="P1"/>
      <text:h text:style-name="P2" text:outline-level="2">🎯 Recomendación para tu proyecto</text:h>
      <text:h text:style-name="P3" text:outline-level="3">Ideal:</text:h>
      <text:list text:style-name="L41">
        <text:list-item>
          <text:p text:style-name="P63"><text:span text:style-name="Source_20_Text"><text:span text:style-name="T4">DEM</text:span></text:span><text:span text:style-name="T4"> o </text:span><text:span text:style-name="Source_20_Text"><text:span text:style-name="T4">DEM_VEG</text:span></text:span><text:span text:style-name="T4">: DSM (con vegetación)</text:span></text:p>
        </text:list-item>
        <text:list-item>
          <text:p text:style-name="P63"><text:span text:style-name="Source_20_Text"><text:span text:style-name="T4">VEG</text:span></text:span><text:span text:style-name="T4">: mapa auxiliar que indique zonas vegetadas:</text:span></text:p>
          <text:list>
            <text:list-item>
              <text:p text:style-name="P98">Puede ser binario (vegetación sí/no)</text:p>
            </text:list-item>
            <text:list-item>
              <text:p text:style-name="P98">Puede ser continuo (altura de vegetación)</text:p>
            </text:list-item>
          </text:list>
        </text:list-item>
      </text:list>
      <text:p text:style-name="P11">Esto te permite:</text:p>
      <text:list text:style-name="L42">
        <text:list-item>
          <text:p text:style-name="P64"><text:span text:style-name="T4">Usar </text:span><text:span text:style-name="Source_20_Text"><text:span text:style-name="T4">DEM</text:span></text:span><text:span text:style-name="T4"> como entrada con huecos o elevaciones erróneas.</text:span></text:p>
        </text:list-item>
        <text:list-item>
          <text:p text:style-name="P64"><text:span text:style-name="T4">Usar </text:span><text:span text:style-name="Source_20_Text"><text:span text:style-name="T4">VEG</text:span></text:span><text:span text:style-name="T4"> para guiar la IA sobre dónde reconstruir.</text:span></text:p>
        </text:list-item>
        <text:list-item>
          <text:p text:style-name="P64"><text:span text:style-name="T4">Usar </text:span><text:span text:style-name="Source_20_Text"><text:span text:style-name="T4">DEM_true</text:span></text:span><text:span text:style-name="T4"> (DTM) como verdad del terreno para entrenar.</text:span></text:p>
        </text:list-item>
      </text:list>
      <text:p text:style-name="P1"/>
      <text:h text:style-name="P2" text:outline-level="2"><text:soft-page-break/>¿Quieres ejemplos de cómo construir o simular estos mapas (DSM, DTM, VEG) si solo tienes uno de ellos?</text:h>
      <text:section text:style-name="Sect1" text:name="prompt-textarea">
        <text:p text:style-name="P13"/>
      </text:section>
      <text:section text:style-name="Sect1" text:name="Section3">
        <text:p text:style-name="P13"><text:bookmark text:name="thread"/></text:p>
        <text:section text:style-name="Sect1" text:name="thread-bottom-container">
          <text:p text:style-name="P12">ChatGPT can make mistakes. OpenAI doesn't use TIDOP RESEARCH workspace data to train its models.</text:p>
        </text:section>
      </text:section>
      <text:section text:style-name="Sect1" text:name="codemirror">
        <text:p text:style-name="P14">1</text:p>
        <text:p text:style-name="P12">2</text:p>
        <text:p text:style-name="P12">3</text:p>
        <text:p text:style-name="P12">4</text:p>
        <text:p text:style-name="P12">5</text:p>
        <text:p text:style-name="P12">6</text:p>
        <text:p text:style-name="P12">7</text:p>
        <text:p text:style-name="P12">8</text:p>
        <text:p text:style-name="P12">9</text:p>
        <text:p text:style-name="P12">10</text:p>
        <text:p text:style-name="P12">11</text:p>
        <text:p text:style-name="P12">12</text:p>
        <text:p text:style-name="P12">13</text:p>
        <text:p text:style-name="P12">14</text:p>
        <text:p text:style-name="P12">15</text:p>
        <text:p text:style-name="P12">16</text:p>
        <text:p text:style-name="P12">17</text:p>
        <text:p text:style-name="P12">18</text:p>
        <text:p text:style-name="P12">19</text:p>
        <text:p text:style-name="P12">20</text:p>
        <text:p text:style-name="P12">21</text:p>
        <text:p text:style-name="P12">22</text:p>
        <text:p text:style-name="P12">23</text:p>
        <text:p text:style-name="P12">24</text:p>
        <text:p text:style-name="P12">25</text:p>
        <text:p text:style-name="P12">26</text:p>
        <text:p text:style-name="P12">27</text:p>
        <text:p text:style-name="P12">28</text:p>
        <text:p text:style-name="P12">29</text:p>
        <text:p text:style-name="P12">30</text:p>
        <text:p text:style-name="P12">31</text:p>
        <text:p text:style-name="P12">32</text:p>
        <text:p text:style-name="P12">33</text:p>
        <text:p text:style-name="P12">34</text:p>
        <text:p text:style-name="P12">35</text:p>
        <text:p text:style-name="P12">36</text:p>
        <text:p text:style-name="P12">37</text:p>
        <text:p text:style-name="P12"><text:soft-page-break/>38</text:p>
        <text:p text:style-name="P12">39</text:p>
        <text:p text:style-name="P12">40</text:p>
        <text:p text:style-name="P12">41</text:p>
        <text:p text:style-name="P12">42</text:p>
      </text:section>
      <text:section text:style-name="Sect1" text:name="Section4">
        <text:p text:style-name="P12"><text:bookmark text:name="codemirror"/># src/vit_dem_inpainting.py</text:p>
        <text:p text:style-name="P15">import torch</text:p>
        <text:p text:style-name="P15">import torch.nn as nn</text:p>
        <text:p text:style-name="P15">from transformers import ViTModel, ViTConfig</text:p>
        <text:p text:style-name="P15"/>
        <text:p text:style-name="P15">class ViTRegressor(nn.Module):</text:p>
        <text:p text:style-name="P15">def __init__(self, image_size=64, patch_size=16, in_channels=2, hidden_size=256):</text:p>
        <text:p text:style-name="P15">super().__init__()</text:p>
        <text:p text:style-name="P15">config = ViTConfig(</text:p>
        <text:p text:style-name="P15">image_size=image_size,</text:p>
        <text:p text:style-name="P15">patch_size=patch_size,</text:p>
        <text:p text:style-name="P15">num_channels=in_channels,</text:p>
        <text:p text:style-name="P15">hidden_size=hidden_size,</text:p>
        <text:p text:style-name="P15">num_hidden_layers=6,</text:p>
        <text:p text:style-name="P15">num_attention_heads=8,</text:p>
        <text:p text:style-name="P15">intermediate_size=hidden_size * 4,</text:p>
        <text:p text:style-name="P15">hidden_dropout_prob=0.1,</text:p>
        <text:p text:style-name="P15">attention_probs_dropout_prob=0.1</text:p>
        <text:p text:style-name="P15">)</text:p>
        <text:p text:style-name="P15">self.vit = ViTModel(config)</text:p>
        <text:p text:style-name="P15">self.head = nn.Linear(hidden_size, patch_size * patch_size)</text:p>
        <text:p text:style-name="P15">self.patch_size = patch_size</text:p>
        <text:p text:style-name="P15">self.image_size = image_size</text:p>
        <text:p text:style-name="P15"/>
        <text:p text:style-name="P15">def forward(self, x, mask):</text:p>
        <text:p text:style-name="P15">b, c, h, w = x.shape</text:p>
        <text:p text:style-name="P15">outputs = self.vit(pixel_values=x)</text:p>
        <text:p text:style-name="P15">embeddings = outputs.last_hidden_state # [B, num_patches, hidden]</text:p>
        <text:p text:style-name="P15">preds = self.head(embeddings) # [B, num_patches, patch_area]</text:p>
        <text:p text:style-name="P15">patch_dim = self.patch_size</text:p>
        <text:p text:style-name="P15">num_patches = self.image_size // self.patch_size</text:p>
        <text:p text:style-name="P15">preds = preds.view(b, num_patches, num_patches, patch_dim, patch_dim)</text:p>
        <text:p text:style-name="P15">preds = preds.permute(0, 1, 3, 2, 4).reshape(b, 1, h, w)</text:p>
        <text:p text:style-name="P15"/>
        <text:p text:style-name="P15">return preds * mask # aplica máscara para reconstrucción selectiva</text:p>
        <text:p text:style-name="P15"/>
        <text:p text:style-name="P15"># Uso ejemplo:</text:p>
        <text:p text:style-name="P15"># model = ViTRegressor(image_size=64, patch_size=16, in_channels=2)</text:p>
        <text:p text:style-name="P15"># input_tensor = torch.randn(1, 2, 64, 64) # DEM + VEG</text:p>
        <text:p text:style-name="P15"># mask_tensor = torch.ones(1, 1, 64, 64) # Máscara binaria</text:p>
        <text:p text:style-name="P15"># output = model(input_tensor, mask_tensor)</text:p>
        <text:p text:style-name="P15"><text:soft-page-break/></text:p>
      </text:section>
      <text:p text:style-name="P12"/>
      <text:p text:style-name="P16">El DEM_VEG sería un mapa raster con las alturas de la vegetación?</text:p>
      <text:p text:style-name="P28"><text:span text:style-name="T3">Buena pregunta. La definición precisa de </text:span><text:span text:style-name="Source_20_Text"><text:span text:style-name="T3">DEM_VEG</text:span></text:span><text:span text:style-name="T3"> depende del tipo de datos con los que trabajes y el enfoque que quieras adoptar. A continuación te explico las dos interpretaciones más comunes y cuál es más útil para el relleno con IA:</text:span></text:p>
      <text:p text:style-name="P1"/>
      <text:h text:style-name="P19" text:outline-level="2"><text:span text:style-name="T4">✅ Opción 1: </text:span><text:span text:style-name="Strong_20_Emphasis"><text:span text:style-name="T4">DEM con vegetación (DEM_VEG) = DSM (modelo de superficie)</text:span></text:span></text:h>
      <text:list text:style-name="L43">
        <text:list-item>
          <text:p text:style-name="P65"><text:span text:style-name="Strong_20_Emphasis"><text:span text:style-name="T4">Contenido</text:span></text:span><text:span text:style-name="T4">: Altura de las copas de árboles, edificios, etc.</text:span></text:p>
        </text:list-item>
        <text:list-item>
          <text:p text:style-name="P65"><text:span text:style-name="Strong_20_Emphasis"><text:span text:style-name="T4">Interpretación</text:span></text:span><text:span text:style-name="T4">: Representa la </text:span><text:span text:style-name="Strong_20_Emphasis"><text:span text:style-name="T4">superficie superior</text:span></text:span><text:span text:style-name="T4"> (vegetación + estructuras).</text:span></text:p>
        </text:list-item>
        <text:list-item>
          <text:p text:style-name="P65"><text:span text:style-name="Strong_20_Emphasis"><text:span text:style-name="T4">Fuentes típicas</text:span></text:span><text:span text:style-name="T4">: LiDAR sin clasificación, fotogrametría aérea, radar (como SRTM en zonas boscosas).</text:span></text:p>
        </text:list-item>
      </text:list>
      <text:h text:style-name="P3" text:outline-level="3">🧠 En este caso:</text:h>
      <text:p text:style-name="P27"><text:span text:style-name="T4">Tu entrada </text:span><text:span text:style-name="Source_20_Text"><text:span text:style-name="T4">DEM_VEG</text:span></text:span><text:span text:style-name="T4"> tiene elevaciones que </text:span><text:span text:style-name="Strong_20_Emphasis"><text:span text:style-name="T4">incluyen la vegetación</text:span></text:span><text:span text:style-name="T4">, y tu objetivo es reconstruir el </text:span><text:span text:style-name="Strong_20_Emphasis"><text:span text:style-name="T4">terreno real (DTM)</text:span></text:span><text:span text:style-name="T4"> debajo.</text:span></text:p>
      <text:p text:style-name="P11">Este es el caso clásico en el que aplicarías tu modelo de IA.</text:p>
      <text:p text:style-name="P1"/>
      <text:h text:style-name="P19" text:outline-level="2"><text:span text:style-name="T4">✅ Opción 2: </text:span><text:span text:style-name="Strong_20_Emphasis"><text:span text:style-name="T4">DEM_VEG como mapa de altura de la vegetación</text:span></text:span></text:h>
      <text:list text:style-name="L44">
        <text:list-item>
          <text:p text:style-name="P66"><text:span text:style-name="Strong_20_Emphasis"><text:span text:style-name="T4">Contenido</text:span></text:span><text:span text:style-name="T4">: Diferencia entre DSM y DTM → Altura de vegetación pura.</text:span></text:p>
        </text:list-item>
        <text:list-item>
          <text:p text:style-name="P66"><text:span text:style-name="Strong_20_Emphasis"><text:span text:style-name="T4">Cálculo</text:span></text:span><text:span text:style-name="T4">: </text:span><text:span text:style-name="Source_20_Text"><text:span text:style-name="T4">VEG_HEIGHT = DSM - DTM</text:span></text:span></text:p>
        </text:list-item>
        <text:list-item>
          <text:p text:style-name="P66"><text:span text:style-name="Strong_20_Emphasis"><text:span text:style-name="T4">Interpretación</text:span></text:span><text:span text:style-name="T4">: Útil como entrada auxiliar, no como el DEM a corregir.</text:span></text:p>
        </text:list-item>
      </text:list>
      <text:h text:style-name="P3" text:outline-level="3">🧠 En este caso:</text:h>
      <text:list text:style-name="L45">
        <text:list-item>
          <text:p text:style-name="P67"><text:span text:style-name="Strong_20_Emphasis"><text:span text:style-name="T4">DEM = DSM con vegetación</text:span></text:span></text:p>
        </text:list-item>
        <text:list-item>
          <text:p text:style-name="P67"><text:span text:style-name="Strong_20_Emphasis"><text:span text:style-name="T4">VEG = altura de vegetación estimada o simulada</text:span></text:span></text:p>
        </text:list-item>
        <text:list-item>
          <text:p text:style-name="P67"><text:span text:style-name="T4">Se puede usar la </text:span><text:span text:style-name="Source_20_Text"><text:span text:style-name="T4">VEG</text:span></text:span><text:span text:style-name="T4"> como </text:span><text:span text:style-name="Strong_20_Emphasis"><text:span text:style-name="T4">máscara</text:span></text:span><text:span text:style-name="T4"> o </text:span><text:span text:style-name="Strong_20_Emphasis"><text:span text:style-name="T4">input adicional</text:span></text:span><text:span text:style-name="T4"> al modelo para guiar el relleno.</text:span></text:p>
        </text:list-item>
      </text:list>
      <text:p text:style-name="P1"/>
      <text:h text:style-name="P2" text:outline-level="2">🎯 Recomendación para tu proyecto</text:h>
      <text:h text:style-name="P3" text:outline-level="3">Ideal:</text:h>
      <text:list text:style-name="L46">
        <text:list-item>
          <text:p text:style-name="P68"><text:span text:style-name="Source_20_Text"><text:span text:style-name="T4">DEM</text:span></text:span><text:span text:style-name="T4"> o </text:span><text:span text:style-name="Source_20_Text"><text:span text:style-name="T4">DEM_VEG</text:span></text:span><text:span text:style-name="T4">: DSM (con vegetación)</text:span></text:p>
        </text:list-item>
        <text:list-item>
          <text:p text:style-name="P68"><text:span text:style-name="Source_20_Text"><text:span text:style-name="T4">VEG</text:span></text:span><text:span text:style-name="T4">: mapa auxiliar que indique zonas vegetadas:</text:span></text:p>
          <text:list>
            <text:list-item>
              <text:p text:style-name="P99">Puede ser binario (vegetación sí/no)</text:p>
            </text:list-item>
            <text:list-item>
              <text:p text:style-name="P99"><text:soft-page-break/>Puede ser continuo (altura de vegetación)</text:p>
            </text:list-item>
          </text:list>
        </text:list-item>
      </text:list>
      <text:p text:style-name="P11">Esto te permite:</text:p>
      <text:list text:style-name="L47">
        <text:list-item>
          <text:p text:style-name="P69"><text:span text:style-name="T4">Usar </text:span><text:span text:style-name="Source_20_Text"><text:span text:style-name="T4">DEM</text:span></text:span><text:span text:style-name="T4"> como entrada con huecos o elevaciones erróneas.</text:span></text:p>
        </text:list-item>
        <text:list-item>
          <text:p text:style-name="P69"><text:span text:style-name="T4">Usar </text:span><text:span text:style-name="Source_20_Text"><text:span text:style-name="T4">VEG</text:span></text:span><text:span text:style-name="T4"> para guiar la IA sobre dónde reconstruir.</text:span></text:p>
        </text:list-item>
        <text:list-item>
          <text:p text:style-name="P69"><text:span text:style-name="T4">Usar </text:span><text:span text:style-name="Source_20_Text"><text:span text:style-name="T4">DEM_true</text:span></text:span><text:span text:style-name="T4"> (DTM) como verdad del terreno para entrenar.</text:span></text:p>
        </text:list-item>
      </text:list>
      <text:p text:style-name="P1"/>
      <text:h text:style-name="P2" text:outline-level="2">¿Quieres ejemplos de cómo construir o simular estos mapas (DSM, DTM, VEG) si solo tienes uno de ellos?</text:h>
      <text:p text:style-name="P17"/>
      <text:p text:style-name="P17"/>
      <text:p text:style-name="P17"/>
      <text:h text:style-name="P4" text:outline-level="3">Estado del arte:</text:h>
      <text:p text:style-name="P17">Búsqueda de referencias en google academics: <text:span text:style-name="T1">dem with vegetation corrected </text:span>(salen muchos artículos que parecen interesantes; <text:span text:style-name="T1">dem with vegetation corrected using IA</text:span>: aquí aparecen referencias, pero no encuentro nada respecto a IA.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1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1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2:27:50.917904227</meta:creation-date>
    <dc:date>2025-07-03T10:52:17.773646569</dc:date>
    <meta:editing-duration>PT14M39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19" meta:paragraph-count="547" meta:word-count="3722" meta:character-count="24234" meta:non-whitespace-character-count="20708"/>
  </office:meta>
</office:document-meta>
</file>